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Table2" style:family="table">
      <style:table-properties style:width="14.224cm" table:align="left" style:writing-mode="lr-tb"/>
    </style:style>
    <style:style style:name="Table2.A" style:family="table-column">
      <style:table-column-properties style:column-width="1.173cm"/>
    </style:style>
    <style:style style:name="Table2.B" style:family="table-column">
      <style:table-column-properties style:column-width="0.557cm"/>
    </style:style>
    <style:style style:name="Table2.C" style:family="table-column">
      <style:table-column-properties style:column-width="12.494cm"/>
    </style:style>
    <style:style style:name="Table2.A1" style:family="table-cell">
      <style:table-cell-properties fo:padding="0.097cm" fo:border="none"/>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6df77"/>
    </style:style>
    <style:style style:name="P4" style:family="paragraph" style:parent-style-name="Standard">
      <style:paragraph-properties fo:text-align="justify" style:justify-single-word="false"/>
      <style:text-properties officeooo:paragraph-rsid="0017912b"/>
    </style:style>
    <style:style style:name="P5" style:family="paragraph" style:parent-style-name="Standard">
      <style:paragraph-properties fo:text-align="justify" style:justify-single-word="false"/>
      <style:text-properties officeooo:paragraph-rsid="001894db"/>
    </style:style>
    <style:style style:name="P6" style:family="paragraph" style:parent-style-name="Standard">
      <style:paragraph-properties fo:text-align="justify" style:justify-single-word="false"/>
      <style:text-properties officeooo:paragraph-rsid="00214e60"/>
    </style:style>
    <style:style style:name="P7" style:family="paragraph" style:parent-style-name="Standard">
      <style:paragraph-properties fo:text-align="justify" style:justify-single-word="false"/>
      <style:text-properties officeooo:paragraph-rsid="001f6c8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022c50"/>
    </style:style>
    <style:style style:name="P10" style:family="paragraph" style:parent-style-name="Standard">
      <style:paragraph-properties fo:text-align="center" style:justify-single-word="false"/>
      <style:text-properties officeooo:paragraph-rsid="00113c97"/>
    </style:style>
    <style:style style:name="P11" style:family="paragraph" style:parent-style-name="Standard">
      <style:paragraph-properties fo:text-align="center" style:justify-single-word="false"/>
      <style:text-properties officeooo:paragraph-rsid="001d9fb6"/>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paragraph-rsid="00113c97"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text-properties fo:font-weight="bold" officeooo:rsid="0005eb8c" officeooo:paragraph-rsid="0005eb8c" style:font-weight-asian="bold" style:font-weight-complex="bold"/>
    </style:style>
    <style:style style:name="P17" style:family="paragraph" style:parent-style-name="Standard">
      <style:paragraph-properties fo:text-align="center" style:justify-single-word="false"/>
      <style:text-properties fo:font-weight="bold" officeooo:rsid="00113c97" officeooo:paragraph-rsid="00113c97" style:font-weight-asian="bold" style:font-weight-complex="bold"/>
    </style:style>
    <style:style style:name="P18" style:family="paragraph" style:parent-style-name="Standard">
      <style:text-properties fo:font-style="italic" style:font-style-asian="italic" style:font-style-complex="italic"/>
    </style:style>
    <style:style style:name="P19" style:family="paragraph" style:parent-style-name="Standard">
      <style:paragraph-properties fo:text-align="center" style:justify-single-word="false"/>
      <style:text-properties fo:font-style="italic" style:font-style-asian="italic" style:font-style-complex="italic"/>
    </style:style>
    <style:style style:name="P20" style:family="paragraph" style:parent-style-name="Standard">
      <style:paragraph-properties fo:text-align="center" style:justify-single-word="false"/>
      <style:text-properties fo:font-style="italic" officeooo:paragraph-rsid="0006df77" style:font-style-asian="italic" style:font-style-complex="italic"/>
    </style:style>
    <style:style style:name="P21" style:family="paragraph" style:parent-style-name="Standard">
      <style:paragraph-properties fo:text-align="center" style:justify-single-word="false"/>
      <style:text-properties fo:font-style="italic" officeooo:paragraph-rsid="00113c97" style:font-style-asian="italic" style:font-style-complex="italic"/>
    </style:style>
    <style:style style:name="P22" style:family="paragraph" style:parent-style-name="Standard">
      <style:paragraph-properties fo:text-align="center" style:justify-single-word="false"/>
      <style:text-properties fo:font-style="italic" officeooo:paragraph-rsid="00214e60" style:font-style-asian="italic" style:font-style-complex="italic"/>
    </style:style>
    <style:style style:name="P23" style:family="paragraph" style:parent-style-name="Standard">
      <style:paragraph-properties fo:text-align="start" style:justify-single-word="false"/>
      <style:text-properties fo:font-style="italic" style:font-style-asian="italic" style:font-style-complex="italic"/>
    </style:style>
    <style:style style:name="P24" style:family="paragraph" style:parent-style-name="Standard">
      <style:paragraph-properties fo:text-align="center" style:justify-single-word="false"/>
      <style:text-properties fo:font-style="italic" officeooo:rsid="0036aeee" officeooo:paragraph-rsid="00022c50" style:font-style-asian="italic" style:font-style-complex="italic"/>
    </style:style>
    <style:style style:name="P25" style:family="paragraph" style:parent-style-name="Standard">
      <style:paragraph-properties fo:text-align="justify" style:justify-single-word="false"/>
      <style:text-properties fo:font-style="italic" officeooo:paragraph-rsid="00214e60" style:font-style-asian="italic" style:font-style-complex="italic"/>
    </style:style>
    <style:style style:name="P26" style:family="paragraph" style:parent-style-name="Standard">
      <style:text-properties fo:font-style="italic" style:text-underline-style="solid" style:text-underline-width="auto" style:text-underline-color="font-color" style:font-style-asian="italic" style:font-style-complex="italic"/>
    </style:style>
    <style:style style:name="P27" style:family="paragraph" style:parent-style-name="Standard">
      <style:text-properties fo:font-style="italic" style:text-underline-style="solid" style:text-underline-width="auto" style:text-underline-color="font-color" officeooo:paragraph-rsid="001894db" style:font-style-asian="italic" style:font-style-complex="italic"/>
    </style:style>
    <style:style style:name="P28" style:family="paragraph" style:parent-style-name="Standard">
      <style:text-properties fo:font-style="italic" fo:font-weight="bold" style:font-style-asian="italic" style:font-weight-asian="bold" style:font-style-complex="italic" style:font-weight-complex="bold"/>
    </style:style>
    <style:style style:name="P29" style:family="paragraph" style:parent-style-name="Standard">
      <style:text-properties fo:font-style="italic" fo:font-weight="bold" officeooo:paragraph-rsid="00022c50"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officeooo:paragraph-rsid="0006df77"/>
    </style:style>
    <style:style style:name="P31" style:family="paragraph" style:parent-style-name="Standard">
      <style:paragraph-properties fo:text-align="center" style:justify-single-word="false"/>
      <style:text-properties fo:font-size="16pt" style:font-size-asian="16pt" style:font-size-complex="16pt"/>
    </style:style>
    <style:style style:name="P3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3" style:family="paragraph" style:parent-style-name="Standard">
      <style:text-properties style:font-name="Liberation Serif" fo:font-size="12pt" style:font-size-asian="12pt" style:font-size-complex="12pt"/>
    </style:style>
    <style:style style:name="P34" style:family="paragraph" style:parent-style-name="Standard">
      <style:paragraph-properties fo:text-align="center" style:justify-single-word="false"/>
      <style:text-properties style:font-name="Liberation Serif" fo:font-size="12pt" style:font-size-asian="12pt" style:font-size-complex="12pt"/>
    </style:style>
    <style:style style:name="P35" style:family="paragraph" style:parent-style-name="Standard">
      <style:paragraph-properties fo:text-align="justify" style:justify-single-word="false"/>
      <style:text-properties style:font-name="Liberation Serif" fo:font-size="12pt" style:font-size-asian="12pt" style:font-size-complex="12pt"/>
    </style:style>
    <style:style style:name="P36" style:family="paragraph" style:parent-style-name="Standard">
      <style:paragraph-properties fo:text-align="justify" style:justify-single-word="false"/>
      <style:text-properties style:font-name="Liberation Serif" fo:font-size="12pt" officeooo:paragraph-rsid="000b07a4" style:font-size-asian="12pt" style:font-size-complex="12pt"/>
    </style:style>
    <style:style style:name="P37"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38" style:family="paragraph" style:parent-style-name="Standard">
      <style:text-properties style:font-name="Liberation Serif" fo:font-size="12pt" fo:font-style="normal" officeooo:rsid="007d8719" officeooo:paragraph-rsid="00022c50" style:font-size-asian="12pt" style:font-style-asian="normal" style:font-size-complex="12pt" style:font-style-complex="normal"/>
    </style:style>
    <style:style style:name="P39" style:family="paragraph" style:parent-style-name="Standard">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Standard">
      <style:text-properties style:font-name="Liberation Serif" fo:font-size="12pt" fo:font-style="italic" style:font-size-asian="12pt" style:font-style-asian="italic" style:font-size-complex="12pt" style:font-style-complex="italic"/>
    </style:style>
    <style:style style:name="P41" style:family="paragraph" style:parent-style-name="Standard">
      <style:paragraph-properties fo:text-align="center" style:justify-single-word="false"/>
      <style:text-properties style:font-name="Liberation Serif" fo:font-size="12pt" fo:font-style="italic" style:font-size-asian="12pt" style:font-style-asian="italic" style:font-size-complex="12pt" style:font-style-complex="italic"/>
    </style:style>
    <style:style style:name="P42" style:family="paragraph" style:parent-style-name="Standard">
      <style:paragraph-properties fo:text-align="center" style:justify-single-word="false"/>
      <style:text-properties style:font-name="Liberation Serif" fo:font-size="12pt" fo:font-style="italic" style:font-name-asian="Liberation Serif1" style:font-size-asian="12pt" style:font-style-asian="italic" style:font-name-complex="Liberation Serif1" style:font-size-complex="12pt" style:font-style-complex="italic"/>
    </style:style>
    <style:style style:name="P43" style:family="paragraph" style:parent-style-name="Standard">
      <style:text-properties fo:font-size="12pt" style:font-size-asian="12pt" style:font-size-complex="12pt"/>
    </style:style>
    <style:style style:name="P44" style:family="paragraph" style:parent-style-name="Standard">
      <style:paragraph-properties fo:text-align="center" style:justify-single-word="false"/>
      <style:text-properties fo:font-size="12pt" style:font-size-asian="12pt" style:font-size-complex="12pt"/>
    </style:style>
    <style:style style:name="P45" style:family="paragraph" style:parent-style-name="Standard">
      <style:paragraph-properties fo:text-align="justify" style:justify-single-word="false"/>
      <style:text-properties fo:font-size="12pt" style:font-size-asian="12pt" style:font-size-complex="12pt"/>
    </style:style>
    <style:style style:name="P46" style:family="paragraph" style:parent-style-name="Standard">
      <style:text-properties fo:font-size="12pt" officeooo:rsid="006f1ff3" officeooo:paragraph-rsid="00022c50" style:font-size-asian="12pt" style:font-size-complex="12pt"/>
    </style:style>
    <style:style style:name="P47"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48"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49" style:family="paragraph" style:parent-style-name="Standard">
      <style:paragraph-properties fo:text-align="center" style:justify-single-word="false"/>
      <style:text-properties fo:font-size="12pt" fo:font-style="italic" officeooo:rsid="0036aeee" officeooo:paragraph-rsid="00022c50" style:font-size-asian="12pt" style:font-style-asian="italic" style:font-size-complex="12pt" style:font-style-complex="italic"/>
    </style:style>
    <style:style style:name="P50" style:family="paragraph" style:parent-style-name="Standard">
      <style:text-properties fo:font-size="12pt" fo:font-style="normal" officeooo:rsid="007d8719" officeooo:paragraph-rsid="00022c50" style:font-size-asian="12pt" style:font-style-asian="normal" style:font-size-complex="12pt" style:font-style-complex="normal"/>
    </style:style>
    <style:style style:name="P51" style:family="paragraph" style:parent-style-name="Standard">
      <style:text-properties fo:font-size="12pt" style:text-underline-style="solid" style:text-underline-type="double" style:text-underline-width="auto" style:text-underline-color="font-color" style:font-size-asian="12pt" style:font-size-complex="12pt"/>
    </style:style>
    <style:style style:name="P52" style:family="paragraph" style:parent-style-name="Standard">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53"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54"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55"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56"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57" style:family="paragraph" style:parent-style-name="Standard">
      <style:text-properties style:text-position="0% 100%"/>
    </style:style>
    <style:style style:name="P58" style:family="paragraph" style:parent-style-name="Standard">
      <style:paragraph-properties fo:text-align="center" style:justify-single-word="false"/>
      <style:text-properties style:text-position="0% 100%" style:font-name="Liberation Serif" fo:font-size="12pt" fo:font-style="italic" style:font-size-asian="12pt" style:font-style-asian="italic" style:font-size-complex="12pt" style:font-style-complex="italic"/>
    </style:style>
    <style:style style:name="P59" style:family="paragraph" style:parent-style-name="Standard">
      <style:text-properties style:text-position="0% 100%" fo:font-size="10pt" style:font-size-asian="10pt" style:font-size-complex="10pt"/>
    </style:style>
    <style:style style:name="P60" style:family="paragraph" style:parent-style-name="Standard">
      <style:text-properties style:text-position="0% 100%" officeooo:paragraph-rsid="001894db"/>
    </style:style>
    <style:style style:name="P6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62" style:family="paragraph" style:parent-style-name="Standard">
      <style:text-properties fo:font-style="normal" fo:font-weight="normal" officeooo:paragraph-rsid="001d9fb6" style:font-style-asian="normal" style:font-weight-asian="normal" style:font-style-complex="normal" style:font-weight-complex="normal"/>
    </style:style>
    <style:style style:name="P63" style:family="paragraph" style:parent-style-name="Standard">
      <style:text-properties fo:font-style="normal" style:font-style-asian="normal" style:font-style-complex="normal"/>
    </style:style>
    <style:style style:name="P64" style:family="paragraph" style:parent-style-name="Standard">
      <style:paragraph-properties fo:text-align="justify" style:justify-single-word="false"/>
      <style:text-properties fo:font-style="normal" officeooo:paragraph-rsid="0003e00d" style:font-style-asian="normal" style:font-style-complex="normal"/>
    </style:style>
    <style:style style:name="P65" style:family="paragraph" style:parent-style-name="Standard">
      <style:text-properties fo:font-style="normal" officeooo:rsid="0003e00d" officeooo:paragraph-rsid="0003e00d" style:font-style-asian="normal" style:font-style-complex="normal"/>
    </style:style>
    <style:style style:name="P6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67" style:family="paragraph" style:parent-style-name="Standard">
      <style:text-properties fo:font-size="10pt" style:font-size-asian="10pt" style:font-size-complex="10pt"/>
    </style:style>
    <style:style style:name="P68" style:family="paragraph" style:parent-style-name="Standard">
      <style:paragraph-properties fo:text-align="justify" style:justify-single-word="false"/>
      <style:text-properties officeooo:rsid="0036aeee" officeooo:paragraph-rsid="00022c50"/>
    </style:style>
    <style:style style:name="P69" style:family="paragraph" style:parent-style-name="Standard">
      <style:text-properties officeooo:rsid="006b23da" officeooo:paragraph-rsid="00022c50"/>
    </style:style>
    <style:style style:name="P70" style:family="paragraph" style:parent-style-name="Standard">
      <style:text-properties officeooo:paragraph-rsid="0004622d"/>
    </style:style>
    <style:style style:name="P71" style:family="paragraph" style:parent-style-name="Standard">
      <style:text-properties officeooo:paragraph-rsid="0006dadc"/>
    </style:style>
    <style:style style:name="P72" style:family="paragraph" style:parent-style-name="Standard">
      <style:text-properties style:text-underline-style="none"/>
    </style:style>
    <style:style style:name="P73" style:family="paragraph" style:parent-style-name="Standard">
      <style:paragraph-properties fo:text-align="justify" style:justify-single-word="false"/>
      <style:text-properties style:text-underline-style="none" officeooo:paragraph-rsid="0006df77"/>
    </style:style>
    <style:style style:name="P74" style:family="paragraph" style:parent-style-name="Standard">
      <style:text-properties officeooo:rsid="0004622d" officeooo:paragraph-rsid="0004622d"/>
    </style:style>
    <style:style style:name="P75" style:family="paragraph" style:parent-style-name="Standard">
      <style:paragraph-properties fo:text-align="start" style:justify-single-word="false"/>
      <style:text-properties officeooo:rsid="0006df77" officeooo:paragraph-rsid="0006df77"/>
    </style:style>
    <style:style style:name="P76" style:family="paragraph" style:parent-style-name="Standard">
      <style:text-properties officeooo:rsid="0006df77" officeooo:paragraph-rsid="0006df77"/>
    </style:style>
    <style:style style:name="P77" style:family="paragraph" style:parent-style-name="Standard">
      <style:paragraph-properties fo:text-align="justify" style:justify-single-word="false"/>
      <style:text-properties fo:font-variant="normal" fo:text-transform="none" fo:color="#333333" style:font-name="Liberation Serif" fo:font-size="12pt" fo:letter-spacing="normal" fo:font-style="normal" fo:font-weight="normal" officeooo:paragraph-rsid="000b07a4" style:font-size-asian="12pt" style:font-size-complex="12pt"/>
    </style:style>
    <style:style style:name="P78" style:family="paragraph" style:parent-style-name="Standard">
      <style:paragraph-properties fo:text-align="justify" style:justify-single-word="false"/>
      <style:text-properties officeooo:rsid="000e5246"/>
    </style:style>
    <style:style style:name="P79" style:family="paragraph" style:parent-style-name="Standard">
      <style:paragraph-properties fo:text-align="justify" style:justify-single-word="false"/>
      <style:text-properties officeooo:rsid="001141c5" officeooo:paragraph-rsid="001141c5"/>
    </style:style>
    <style:style style:name="P80" style:family="paragraph" style:parent-style-name="Standard">
      <style:text-properties officeooo:paragraph-rsid="0017912b"/>
    </style:style>
    <style:style style:name="P81" style:family="paragraph" style:parent-style-name="Standard">
      <style:paragraph-properties fo:text-align="justify" style:justify-single-word="false"/>
      <style:text-properties officeooo:rsid="0017912b" officeooo:paragraph-rsid="0017912b"/>
    </style:style>
    <style:style style:name="P82" style:family="paragraph" style:parent-style-name="Standard">
      <style:text-properties officeooo:paragraph-rsid="001894db"/>
    </style:style>
    <style:style style:name="P83" style:family="paragraph" style:parent-style-name="Standard">
      <style:paragraph-properties fo:margin-left="0cm" fo:margin-right="0cm" style:line-height-at-least="0.37cm" fo:text-align="justify" style:justify-single-word="false" fo:text-indent="0cm" style:auto-text-indent="false"/>
      <style:text-properties style:font-name="Liberation Serif" fo:font-size="12pt" officeooo:paragraph-rsid="000b84f8" style:font-size-asian="12pt" style:font-size-complex="12pt"/>
    </style:style>
    <style:style style:name="P84" style:family="paragraph" style:parent-style-name="Standard" style:master-page-name="Standard">
      <style:paragraph-properties style:page-number="auto"/>
    </style:style>
    <style:style style:name="P85" style:family="paragraph" style:parent-style-name="Standard">
      <style:paragraph-properties fo:text-align="center" style:justify-single-word="false"/>
      <style:text-properties fo:font-size="14pt" fo:font-weight="bold" officeooo:paragraph-rsid="001a3219" style:font-size-asian="14pt" style:font-weight-asian="bold" style:font-size-complex="14pt" style:font-weight-complex="bold"/>
    </style:style>
    <style:style style:name="P86" style:family="paragraph" style:parent-style-name="Standard">
      <style:paragraph-properties fo:text-align="center" style:justify-single-word="false"/>
      <style:text-properties fo:font-size="14pt" fo:font-weight="bold" officeooo:paragraph-rsid="001d9fb6" style:font-size-asian="14pt" style:font-weight-asian="bold" style:font-size-complex="14pt" style:font-weight-complex="bold"/>
    </style:style>
    <style:style style:name="P87" style:family="paragraph" style:parent-style-name="Standard">
      <style:text-properties fo:font-style="normal" fo:font-weight="normal" officeooo:rsid="001a3219" officeooo:paragraph-rsid="001a3219"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tyle="normal" fo:font-weight="normal" officeooo:rsid="001a3219" officeooo:paragraph-rsid="001a3219" style:font-style-asian="normal" style:font-weight-asian="normal" style:font-style-complex="normal" style:font-weight-complex="normal"/>
    </style:style>
    <style:style style:name="P89" style:family="paragraph" style:parent-style-name="Standard">
      <style:text-properties fo:font-style="normal" fo:font-weight="normal" officeooo:rsid="001d9fb6" officeooo:paragraph-rsid="001d9fb6"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tyle="normal" officeooo:rsid="00214e60" officeooo:paragraph-rsid="00214e60" style:font-style-asian="normal" style:font-style-complex="normal"/>
    </style:style>
    <style:style style:name="P91" style:family="paragraph" style:parent-style-name="Standard">
      <style:text-properties officeooo:rsid="001a3219" officeooo:paragraph-rsid="001a3219"/>
    </style:style>
    <style:style style:name="P92" style:family="paragraph" style:parent-style-name="Standard">
      <style:text-properties fo:font-style="italic" fo:font-weight="bold" officeooo:paragraph-rsid="001d9fb6" style:font-style-asian="italic" style:font-weight-asian="bold" style:font-style-complex="italic" style:font-weight-complex="bold"/>
    </style:style>
    <style:style style:name="P93" style:family="paragraph" style:parent-style-name="Standard">
      <style:paragraph-properties fo:text-align="justify" style:justify-single-word="false"/>
      <style:text-properties fo:font-style="italic" officeooo:rsid="00214e60" officeooo:paragraph-rsid="00214e60" style:font-style-asian="italic" style:font-style-complex="italic"/>
    </style:style>
    <style:style style:name="P94" style:family="paragraph" style:parent-style-name="Standard">
      <style:paragraph-properties fo:text-align="center" style:justify-single-word="false"/>
      <style:text-properties fo:font-weight="bold" officeooo:rsid="001d9fb6" officeooo:paragraph-rsid="001d9fb6" style:font-weight-asian="bold" style:font-weight-complex="bold"/>
    </style:style>
    <style:style style:name="P95" style:family="paragraph" style:parent-style-name="Standard">
      <style:text-properties officeooo:rsid="001d9fb6" officeooo:paragraph-rsid="001d9fb6"/>
    </style:style>
    <style:style style:name="P96" style:family="paragraph" style:parent-style-name="Standard">
      <style:text-properties officeooo:rsid="00214e60"/>
    </style:style>
    <style:style style:name="P97" style:family="paragraph" style:parent-style-name="Standard">
      <style:text-properties officeooo:rsid="00214e60" officeooo:paragraph-rsid="00214e60"/>
    </style:style>
    <style:style style:name="P98" style:family="paragraph" style:parent-style-name="Standard">
      <style:paragraph-properties fo:text-align="center" style:justify-single-word="false"/>
      <style:text-properties officeooo:paragraph-rsid="001a3219"/>
    </style:style>
    <style:style style:name="P99" style:family="paragraph" style:parent-style-name="Standard">
      <style:paragraph-properties fo:text-align="justify" style:justify-single-word="false"/>
      <style:text-properties officeooo:paragraph-rsid="00234a18"/>
    </style:style>
    <style:style style:name="P100"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4622d" style:font-style-asian="italic" style:font-style-complex="italic"/>
    </style:style>
    <style:style style:name="T3" style:family="text">
      <style:text-properties fo:font-style="italic" officeooo:rsid="0006dadc" style:font-style-asian="italic" style:font-style-complex="italic"/>
    </style:style>
    <style:style style:name="T4" style:family="text">
      <style:text-properties fo:font-style="italic" officeooo:rsid="0006df77" style:font-style-asian="italic" style:font-style-complex="italic"/>
    </style:style>
    <style:style style:name="T5" style:family="text">
      <style:text-properties fo:font-style="italic" officeooo:rsid="001f6c8c" style:font-style-asian="italic" style:font-style-complex="italic"/>
    </style:style>
    <style:style style:name="T6" style:family="text">
      <style:text-properties fo:font-style="italic" officeooo:rsid="00214e60" style:font-style-asian="italic" style:font-style-complex="italic"/>
    </style:style>
    <style:style style:name="T7" style:family="text">
      <style:text-properties fo:font-style="italic" officeooo:rsid="0022530d" style:font-style-asian="italic" style:font-style-complex="italic"/>
    </style:style>
    <style:style style:name="T8" style:family="text">
      <style:text-properties fo:font-style="italic" officeooo:rsid="00234a18" style:font-style-asian="italic" style:font-style-complex="italic"/>
    </style:style>
    <style:style style:name="T9" style:family="text">
      <style:text-properties fo:font-style="italic" style:text-underline-style="none" officeooo:rsid="0006df77" style:font-style-asian="italic" style:font-style-complex="italic"/>
    </style:style>
    <style:style style:name="T10" style:family="text">
      <style:text-properties style:text-position="sub 58%"/>
    </style:style>
    <style:style style:name="T11" style:family="text">
      <style:text-properties style:text-position="sub 58%" fo:font-style="italic" style:font-style-asian="italic" style:font-style-complex="italic"/>
    </style:style>
    <style:style style:name="T12" style:family="text">
      <style:text-properties style:text-position="sub 58%" fo:font-style="italic" officeooo:rsid="0004622d" style:font-style-asian="italic" style:font-style-complex="italic"/>
    </style:style>
    <style:style style:name="T13" style:family="text">
      <style:text-properties style:text-position="sub 58%" fo:font-style="italic" officeooo:rsid="0006dadc" style:font-style-asian="italic" style:font-style-complex="italic"/>
    </style:style>
    <style:style style:name="T14" style:family="text">
      <style:text-properties style:text-position="sub 58%" fo:font-style="italic" officeooo:rsid="0006df77" style:font-style-asian="italic" style:font-style-complex="italic"/>
    </style:style>
    <style:style style:name="T15" style:family="text">
      <style:text-properties style:text-position="sub 58%" fo:font-style="italic" officeooo:rsid="001f6c8c" style:font-style-asian="italic" style:font-style-complex="italic"/>
    </style:style>
    <style:style style:name="T16" style:family="text">
      <style:text-properties style:text-position="sub 58%" fo:font-style="italic" officeooo:rsid="00214e60" style:font-style-asian="italic" style:font-style-complex="italic"/>
    </style:style>
    <style:style style:name="T17" style:family="text">
      <style:text-properties style:text-position="sub 58%" fo:font-style="italic" officeooo:rsid="00234a18" style:font-style-asian="italic" style:font-style-complex="italic"/>
    </style:style>
    <style:style style:name="T18" style:family="text">
      <style:text-properties style:text-position="sub 58%" fo:font-style="italic" style:text-underline-style="none" officeooo:rsid="0006df77" style:font-style-asian="italic" style:font-style-complex="italic"/>
    </style:style>
    <style:style style:name="T19" style:family="text">
      <style:text-properties style:text-position="sub 58%" style:font-name="Liberation Serif" fo:font-size="12pt" style:font-size-asian="12pt" style:font-size-complex="12pt"/>
    </style:style>
    <style:style style:name="T20" style:family="text">
      <style:text-properties style:text-position="sub 58%" style:font-name="Liberation Serif" fo:font-size="12pt" fo:font-style="italic" style:font-size-asian="12pt" style:font-style-asian="italic" style:font-size-complex="12pt" style:font-style-complex="italic"/>
    </style:style>
    <style:style style:name="T21" style:family="text">
      <style:text-properties style:text-position="sub 58%" style:font-name="Liberation Serif" fo:font-size="12pt" fo:font-style="italic" officeooo:rsid="007edee3" style:font-size-asian="12pt" style:font-style-asian="italic" style:font-size-complex="12pt" style:font-style-complex="italic"/>
    </style:style>
    <style:style style:name="T22" style:family="text">
      <style:text-properties style:text-position="sub 58%" fo:font-size="12pt" fo:font-style="italic" style:font-size-asian="12pt" style:font-style-asian="italic" style:font-size-complex="12pt" style:font-style-complex="italic"/>
    </style:style>
    <style:style style:name="T23" style:family="text">
      <style:text-properties style:text-position="sub 58%" fo:font-size="12pt" fo:font-style="italic" officeooo:rsid="0071dd41" style:font-size-asian="12pt" style:font-style-asian="italic" style:font-size-complex="12pt" style:font-style-complex="italic"/>
    </style:style>
    <style:style style:name="T24" style:family="text">
      <style:text-properties style:text-position="sub 58%" fo:font-size="12pt" style:font-size-asian="12pt" style:font-size-complex="12pt"/>
    </style:style>
    <style:style style:name="T25" style:family="text">
      <style:text-properties style:text-position="sub 58%" officeooo:rsid="006f1ff3"/>
    </style:style>
    <style:style style:name="T26" style:family="text">
      <style:text-properties style:text-position="sub 58%" officeooo:rsid="006fb83a"/>
    </style:style>
    <style:style style:name="T27" style:family="text">
      <style:text-properties style:text-position="sub 58%" officeooo:rsid="0006df77"/>
    </style:style>
    <style:style style:name="T28" style:family="text">
      <style:text-properties style:text-position="sub 58%" officeooo:rsid="00113c97"/>
    </style:style>
    <style:style style:name="T29" style:family="text">
      <style:text-properties style:text-position="sub 58%" officeooo:rsid="00214e60"/>
    </style:style>
    <style:style style:name="T30" style:family="text">
      <style:text-properties fo:font-size="14pt" fo:font-weight="bold" style:font-size-asian="14pt" style:font-weight-asian="bold" style:font-size-complex="14pt" style:font-weight-complex="bold"/>
    </style:style>
    <style:style style:name="T31" style:family="text">
      <style:text-properties fo:font-weight="bold" style:font-weight-asian="bold" style:font-weight-complex="bold"/>
    </style:style>
    <style:style style:name="T32" style:family="text">
      <style:text-properties fo:color="#000000" style:text-outline="false" style:text-line-through-style="none"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33" style:family="text">
      <style:text-properties fo:color="#000000" style:text-outline="false" style:text-line-through-style="none"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34" style:family="text">
      <style:text-properties fo:color="#000000" style:text-outline="false" style:text-line-through-style="none" style:text-position="sub 58%"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35" style:family="text">
      <style:text-properties fo:color="#000000" style:text-outline="false" style:text-line-through-style="none" style:text-position="sub 58%"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6" style:family="text">
      <style:text-properties fo:color="#000000" style:text-outline="false" style:text-line-through-style="none" style:text-position="sub 58%"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7" style:family="text">
      <style:text-properties fo:color="#000000" style:text-outline="false" style:text-line-through-style="none"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38" style:family="text">
      <style:text-properties fo:color="#000000" style:text-outline="false" style:text-line-through-style="none" fo:text-shadow="none" style:text-underline-style="none" style:font-name-asian="FuturaBlack BT" style:font-name-complex="FuturaBlack BT" style:text-emphasize="none" style:text-overline-style="none" style:text-overline-color="font-color"/>
    </style:style>
    <style:style style:name="T39" style:family="text">
      <style:text-properties fo:color="#000000" style:text-outline="false" style:text-line-through-style="none" style:text-position="0% 100%"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40" style:family="text">
      <style:text-properties fo:color="#000000" style:text-outline="false" style:text-line-through-style="none" style:text-position="0% 100%"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41" style:family="text">
      <style:text-properties fo:color="#000000" style:text-outline="false" style:text-line-through-style="none" style:text-position="0% 100%"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42" style:family="text">
      <style:text-properties fo:color="#000000" style:text-outline="false" style:text-line-through-style="none" style:text-position="0% 100%" style:font-name="Liberation Serif1" fo:font-size="12pt" fo:text-shadow="none" style:text-underline-style="none" fo:font-weight="normal"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43" style:family="text">
      <style:text-properties style:font-name="Liberation Serif" fo:font-size="12pt" style:font-size-asian="12pt" style:font-size-complex="12pt"/>
    </style:style>
    <style:style style:name="T44" style:family="text">
      <style:text-properties style:font-name="Liberation Serif" fo:font-size="12pt" fo:font-style="italic" style:font-size-asian="12pt" style:font-style-asian="italic" style:font-size-complex="12pt" style:font-style-complex="italic"/>
    </style:style>
    <style:style style:name="T45" style:family="text">
      <style:text-properties style:font-name="Liberation Serif" fo:font-size="12pt" fo:font-style="italic" officeooo:rsid="007edee3" style:font-size-asian="12pt" style:font-style-asian="italic" style:font-size-complex="12pt" style:font-style-complex="italic"/>
    </style:style>
    <style:style style:name="T46" style:family="text">
      <style:text-properties style:font-name="Liberation Serif" fo:font-size="12pt" fo:font-style="normal" style:font-size-asian="12pt" style:font-style-asian="normal" style:font-size-complex="12pt" style:font-style-complex="normal"/>
    </style:style>
    <style:style style:name="T47" style:family="text">
      <style:text-properties style:font-name="Liberation Serif" fo:font-size="12pt" fo:font-style="normal" officeooo:rsid="007edee3" style:font-size-asian="12pt" style:font-style-asian="normal" style:font-size-complex="12pt" style:font-style-complex="normal"/>
    </style:style>
    <style:style style:name="T48" style:family="text">
      <style:text-properties style:font-name="Liberation Serif" fo:font-size="12pt" fo:font-style="normal" officeooo:rsid="007ffff5" style:font-size-asian="12pt" style:font-style-asian="normal" style:font-size-complex="12pt" style:font-style-complex="normal"/>
    </style:style>
    <style:style style:name="T49" style:family="text">
      <style:text-properties style:font-name="Liberation Serif" fo:font-size="12pt" fo:font-style="normal" style:font-name-asian="Times New Roman" style:font-size-asian="12pt" style:font-style-asian="normal" style:font-name-complex="Times New Roman" style:font-size-complex="12pt" style:font-style-complex="normal"/>
    </style:style>
    <style:style style:name="T50" style:family="text">
      <style:text-properties style:font-name="Liberation Serif" fo:font-size="12pt" style:font-name-asian="Times New Roman" style:font-size-asian="12pt" style:font-name-complex="Times New Roman" style:font-size-complex="12pt"/>
    </style:style>
    <style:style style:name="T51" style:family="text">
      <style:text-properties style:font-name="Liberation Serif" fo:font-size="12pt" style:font-name-asian="Liberation Serif1" style:font-size-asian="12pt" style:font-name-complex="Liberation Serif1" style:font-size-complex="12pt"/>
    </style:style>
    <style:style style:name="T52" style:family="text">
      <style:text-properties fo:font-size="12pt" style:font-size-asian="12pt" style:font-size-complex="12pt"/>
    </style:style>
    <style:style style:name="T53" style:family="text">
      <style:text-properties fo:font-size="12pt" officeooo:rsid="0071dd41" style:font-size-asian="12pt" style:font-size-complex="12pt"/>
    </style:style>
    <style:style style:name="T54" style:family="text">
      <style:text-properties fo:font-size="12pt" officeooo:rsid="007d8719" style:font-size-asian="12pt" style:font-size-complex="12pt"/>
    </style:style>
    <style:style style:name="T55" style:family="text">
      <style:text-properties fo:font-size="12pt" fo:font-style="italic" style:font-size-asian="12pt" style:font-style-asian="italic" style:font-size-complex="12pt" style:font-style-complex="italic"/>
    </style:style>
    <style:style style:name="T56" style:family="text">
      <style:text-properties fo:font-size="12pt" fo:font-style="italic" officeooo:rsid="0071dd41" style:font-size-asian="12pt" style:font-style-asian="italic" style:font-size-complex="12pt" style:font-style-complex="italic"/>
    </style:style>
    <style:style style:name="T57" style:family="text">
      <style:text-properties fo:font-size="12pt" fo:font-style="italic" officeooo:rsid="007d8719" style:font-size-asian="12pt" style:font-style-asian="italic" style:font-size-complex="12pt" style:font-style-complex="italic"/>
    </style:style>
    <style:style style:name="T58" style:family="text">
      <style:text-properties fo:font-size="12pt" fo:font-style="italic" fo:font-weight="normal" officeooo:rsid="00617e42" style:font-size-asian="12pt" style:font-style-asian="italic" style:font-weight-asian="normal" style:font-size-complex="12pt" style:font-style-complex="italic" style:font-weight-complex="normal"/>
    </style:style>
    <style:style style:name="T59" style:family="text">
      <style:text-properties fo:font-size="12pt" fo:font-style="normal" officeooo:rsid="0071dd41" style:font-size-asian="12pt" style:font-style-asian="normal" style:font-size-complex="12pt" style:font-style-complex="normal"/>
    </style:style>
    <style:style style:name="T60" style:family="text">
      <style:text-properties fo:font-size="12pt" fo:font-style="normal" officeooo:rsid="007d8719" style:font-size-asian="12pt" style:font-style-asian="normal" style:font-size-complex="12pt" style:font-style-complex="normal"/>
    </style:style>
    <style:style style:name="T61" style:family="text">
      <style:text-properties fo:font-size="12pt" fo:font-weight="normal" officeooo:rsid="00214e60" style:font-size-asian="12pt" style:font-weight-asian="normal" style:font-size-complex="12pt" style:font-weight-complex="normal"/>
    </style:style>
    <style:style style:name="T62" style:family="text">
      <style:text-properties fo:font-weight="normal" style:font-weight-asian="normal" style:font-weight-complex="normal"/>
    </style:style>
    <style:style style:name="T63" style:family="text">
      <style:text-properties fo:font-style="normal" style:font-style-asian="normal" style:font-style-complex="normal"/>
    </style:style>
    <style:style style:name="T64" style:family="text">
      <style:text-properties fo:font-style="normal" officeooo:rsid="00214e60" style:font-style-asian="normal" style:font-style-complex="normal"/>
    </style:style>
    <style:style style:name="T65" style:family="text">
      <style:text-properties fo:font-style="normal" officeooo:rsid="0022530d" style:font-style-asian="normal" style:font-style-complex="normal"/>
    </style:style>
    <style:style style:name="T66" style:family="text">
      <style:text-properties style:text-position="super 58%"/>
    </style:style>
    <style:style style:name="T67" style:family="text">
      <style:text-properties style:text-position="super 58%" style:font-name="Liberation Serif" fo:font-size="12pt" fo:font-style="italic" style:font-size-asian="12pt" style:font-style-asian="italic" style:font-size-complex="12pt" style:font-style-complex="italic"/>
    </style:style>
    <style:style style:name="T68" style:family="text">
      <style:text-properties style:text-position="super 58%" officeooo:rsid="006f1ff3"/>
    </style:style>
    <style:style style:name="T69" style:family="text">
      <style:text-properties style:text-position="super 58%" fo:font-size="12pt" officeooo:rsid="007d8719" style:font-size-asian="12pt" style:font-size-complex="12pt"/>
    </style:style>
    <style:style style:name="T70" style:family="text">
      <style:text-properties style:text-position="super 58%" officeooo:rsid="0006df77"/>
    </style:style>
    <style:style style:name="T71" style:family="text">
      <style:text-properties style:text-position="0% 100%"/>
    </style:style>
    <style:style style:name="T72" style:family="text">
      <style:text-properties style:text-position="0% 100%" style:font-name="Liberation Serif1" officeooo:rsid="004e61a6" style:font-name-asian="Liberation Serif1" style:font-name-complex="Liberation Serif1"/>
    </style:style>
    <style:style style:name="T73" style:family="text">
      <style:text-properties style:text-position="0% 100%" style:font-name="OpenSymbol" fo:font-size="12pt" style:font-name-asian="OpenSymbol" style:font-size-asian="12pt" style:font-name-complex="OpenSymbol" style:font-size-complex="12pt"/>
    </style:style>
    <style:style style:name="T74" style:family="text">
      <style:text-properties style:text-position="0% 100%"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75" style:family="text">
      <style:text-properties style:text-position="0% 100%" style:font-name="OpenSymbol" fo:font-size="12pt" fo:font-weight="normal" officeooo:rsid="00214e60" style:font-name-asian="OpenSymbol" style:font-size-asian="12pt" style:font-weight-asian="normal" style:font-name-complex="OpenSymbol" style:font-size-complex="12pt" style:font-weight-complex="normal"/>
    </style:style>
    <style:style style:name="T76" style:family="text">
      <style:text-properties style:text-position="0% 100%" style:font-name="OpenSymbol" fo:font-style="italic" style:font-name-asian="OpenSymbol" style:font-style-asian="italic" style:font-name-complex="OpenSymbol" style:font-style-complex="italic"/>
    </style:style>
    <style:style style:name="T77" style:family="text">
      <style:text-properties style:text-position="0% 100%" style:font-name="OpenSymbol" style:font-name-asian="OpenSymbol" style:font-name-complex="OpenSymbol"/>
    </style:style>
    <style:style style:name="T78" style:family="text">
      <style:text-properties style:text-position="0% 100%" style:font-name="OpenSymbol" fo:font-weight="normal" officeooo:rsid="004e61a6" style:font-name-asian="OpenSymbol" style:font-weight-asian="normal" style:font-name-complex="OpenSymbol" style:font-weight-complex="normal"/>
    </style:style>
    <style:style style:name="T79" style:family="text">
      <style:text-properties style:text-position="0% 100%" fo:font-size="12pt" style:font-size-asian="12pt" style:font-size-complex="12pt"/>
    </style:style>
    <style:style style:name="T80" style:family="text">
      <style:text-properties style:text-position="0% 100%" officeooo:rsid="006fb83a"/>
    </style:style>
    <style:style style:name="T81" style:family="text">
      <style:text-properties style:text-position="0% 100%" officeooo:rsid="0006dadc"/>
    </style:style>
    <style:style style:name="T82" style:family="text">
      <style:text-properties style:text-position="0% 100%" fo:font-style="italic" officeooo:rsid="0006dadc" style:font-style-asian="italic" style:font-style-complex="italic"/>
    </style:style>
    <style:style style:name="T83" style:family="text">
      <style:text-properties style:text-position="0% 100%" fo:font-style="normal" officeooo:rsid="0006dadc" style:font-style-asian="normal" style:font-style-complex="normal"/>
    </style:style>
    <style:style style:name="T84" style:family="text">
      <style:text-properties style:text-position="0% 100%" officeooo:rsid="00214e60"/>
    </style:style>
    <style:style style:name="T85" style:family="text">
      <style:text-properties style:font-name="Liberation Serif1" style:font-name-asian="Liberation Serif1" style:font-name-complex="Liberation Serif1"/>
    </style:style>
    <style:style style:name="T86" style:family="text">
      <style:text-properties style:font-name="Liberation Serif1" officeooo:rsid="004e61a6" style:font-name-asian="Liberation Serif1" style:font-name-complex="Liberation Serif1"/>
    </style:style>
    <style:style style:name="T87" style:family="text">
      <style:text-properties style:font-name="Liberation Serif1" fo:font-size="12pt" style:font-name-asian="Liberation Serif1" style:font-size-asian="12pt" style:font-name-complex="Liberation Serif1" style:font-size-complex="12pt"/>
    </style:style>
    <style:style style:name="T88" style:family="text">
      <style:text-properties style:font-name="OpenSymbol" style:font-name-asian="OpenSymbol" style:font-name-complex="OpenSymbol"/>
    </style:style>
    <style:style style:name="T89" style:family="text">
      <style:text-properties style:font-name="OpenSymbol" officeooo:rsid="004e61a6" style:font-name-asian="OpenSymbol" style:font-name-complex="OpenSymbol"/>
    </style:style>
    <style:style style:name="T90" style:family="text">
      <style:text-properties style:font-name="OpenSymbol" officeooo:rsid="0006df77" style:font-name-asian="OpenSymbol" style:font-name-complex="OpenSymbol"/>
    </style:style>
    <style:style style:name="T91" style:family="text">
      <style:text-properties style:font-name="OpenSymbol" officeooo:rsid="00214e60" style:font-name-asian="OpenSymbol" style:font-name-complex="OpenSymbol"/>
    </style:style>
    <style:style style:name="T92" style:family="text">
      <style:text-properties style:font-name="OpenSymbol" fo:font-size="12pt" fo:background-color="transparent" style:font-name-asian="OpenSymbol" style:font-size-asian="12pt" style:font-name-complex="OpenSymbol" style:font-size-complex="12pt" style:text-rotation-angle="0" style:text-rotation-scale="line-height"/>
    </style:style>
    <style:style style:name="T93" style:family="text">
      <style:text-properties style:font-name="OpenSymbol" fo:font-size="12pt" style:font-name-asian="OpenSymbol" style:font-size-asian="12pt" style:font-name-complex="OpenSymbol" style:font-size-complex="12pt"/>
    </style:style>
    <style:style style:name="T94" style:family="text">
      <style:text-properties style:font-name="OpenSymbol" fo:font-size="12pt" officeooo:rsid="0006dadc" style:font-name-asian="OpenSymbol" style:font-size-asian="12pt" style:font-name-complex="OpenSymbol" style:font-size-complex="12pt"/>
    </style:style>
    <style:style style:name="T95" style:family="text">
      <style:text-properties style:font-name="OpenSymbol" fo:font-size="12pt" fo:font-style="italic" style:font-name-asian="Times New Roman" style:font-size-asian="12pt" style:font-style-asian="italic" style:font-name-complex="Times New Roman" style:font-size-complex="12pt" style:font-style-complex="italic"/>
    </style:style>
    <style:style style:name="T96" style:family="text">
      <style:text-properties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97" style:family="text">
      <style:text-properties style:font-name="OpenSymbol" fo:font-size="12pt" fo:font-style="italic" officeooo:rsid="0006dadc" style:font-name-asian="OpenSymbol" style:font-size-asian="12pt" style:font-style-asian="italic" style:font-name-complex="OpenSymbol" style:font-size-complex="12pt" style:font-style-complex="italic"/>
    </style:style>
    <style:style style:name="T98" style:family="text">
      <style:text-properties style:font-name="OpenSymbol" fo:font-size="12pt" fo:font-style="italic" officeooo:rsid="0006df77" style:font-name-asian="OpenSymbol" style:font-size-asian="12pt" style:font-style-asian="italic" style:font-name-complex="OpenSymbol" style:font-size-complex="12pt" style:font-style-complex="italic"/>
    </style:style>
    <style:style style:name="T99" style:family="text">
      <style:text-properties style:font-name="OpenSymbol" fo:font-size="12pt" style:font-name-asian="Times New Roman" style:font-size-asian="12pt" style:font-name-complex="Times New Roman" style:font-size-complex="12pt"/>
    </style:style>
    <style:style style:name="T100" style:family="text">
      <style:text-properties style:font-name="OpenSymbol" style:font-name-asian="Times New Roman" style:font-name-complex="Times New Roman"/>
    </style:style>
    <style:style style:name="T101" style:family="text">
      <style:text-properties style:font-name="OpenSymbol" officeooo:rsid="006c7323" style:font-name-asian="Times New Roman" style:font-name-complex="Times New Roman"/>
    </style:style>
    <style:style style:name="T102" style:family="text">
      <style:text-properties style:font-name="OpenSymbol" officeooo:rsid="0006df77" style:font-name-asian="Times New Roman" style:font-name-complex="Times New Roman"/>
    </style:style>
    <style:style style:name="T103" style:family="text">
      <style:text-properties style:font-name="OpenSymbol" fo:font-style="italic" style:font-name-asian="OpenSymbol" style:font-style-asian="italic" style:font-name-complex="OpenSymbol" style:font-style-complex="italic"/>
    </style:style>
    <style:style style:name="T104" style:family="text">
      <style:text-properties style:font-name="Times New Roman" fo:font-style="normal" style:font-name-asian="Times New Roman" style:font-style-asian="normal" style:font-name-complex="Times New Roman" style:font-style-complex="normal"/>
    </style:style>
    <style:style style:name="T105" style:family="text">
      <style:text-properties style:text-position="33% 58%" style:font-name="OpenSymbol" officeooo:rsid="006c7323" style:font-name-asian="Times New Roman" style:font-name-complex="Times New Roman"/>
    </style:style>
    <style:style style:name="T106" style:family="text">
      <style:text-properties style:text-position="33% 58%" officeooo:rsid="006f1ff3"/>
    </style:style>
    <style:style style:name="T107" style:family="text">
      <style:text-properties officeooo:rsid="006f1ff3"/>
    </style:style>
    <style:style style:name="T108" style:family="text">
      <style:text-properties officeooo:rsid="0067dbc0"/>
    </style:style>
    <style:style style:name="T109" style:family="text">
      <style:text-properties officeooo:rsid="006fb83a"/>
    </style:style>
    <style:style style:name="T110" style:family="text">
      <style:text-properties officeooo:rsid="0003e00d"/>
    </style:style>
    <style:style style:name="T111" style:family="text">
      <style:text-properties officeooo:rsid="0004622d"/>
    </style:style>
    <style:style style:name="T112" style:family="text">
      <style:text-properties officeooo:rsid="0006dadc"/>
    </style:style>
    <style:style style:name="T113" style:family="text">
      <style:text-properties officeooo:rsid="0006df77"/>
    </style:style>
    <style:style style:name="T114" style:family="text">
      <style:text-properties fo:font-variant="normal" fo:text-transform="none" fo:color="#333333" fo:letter-spacing="normal" fo:font-style="normal" fo:font-weight="normal"/>
    </style:style>
    <style:style style:name="T115" style:family="text">
      <style:text-properties fo:font-variant="normal" fo:text-transform="none" fo:color="#333333" fo:letter-spacing="normal" fo:font-style="italic" fo:font-weight="normal" style:font-style-asian="italic" style:font-style-complex="italic"/>
    </style:style>
    <style:style style:name="T116" style:family="text">
      <style:text-properties fo:font-variant="normal" fo:text-transform="none" fo:color="#333333" style:text-position="sub 58%" fo:letter-spacing="normal" fo:font-style="italic" fo:font-weight="normal" style:font-style-asian="italic" style:font-style-complex="italic"/>
    </style:style>
    <style:style style:name="T117" style:family="text">
      <style:text-properties officeooo:rsid="00113c97"/>
    </style:style>
    <style:style style:name="T118" style:family="text">
      <style:text-properties officeooo:rsid="00140649"/>
    </style:style>
    <style:style style:name="T119" style:family="text">
      <style:text-properties officeooo:rsid="0017912b"/>
    </style:style>
    <style:style style:name="T120" style:family="text">
      <style:text-properties officeooo:rsid="00192c6a"/>
    </style:style>
    <style:style style:name="T121" style:family="text">
      <style:text-properties officeooo:rsid="001a3219"/>
    </style:style>
    <style:style style:name="T122" style:family="text">
      <style:text-properties officeooo:rsid="001aa32f"/>
    </style:style>
    <style:style style:name="T123" style:family="text">
      <style:text-properties officeooo:rsid="001d9fb6"/>
    </style:style>
    <style:style style:name="T124" style:family="text">
      <style:text-properties officeooo:rsid="001f6c8c"/>
    </style:style>
    <style:style style:name="T125" style:family="text">
      <style:text-properties officeooo:rsid="00214e60"/>
    </style:style>
    <style:style style:name="T126" style:family="text">
      <style:text-properties officeooo:rsid="0022530d"/>
    </style:style>
    <style:style style:name="T127" style:family="text">
      <style:text-properties officeooo:rsid="00234a18"/>
    </style:style>
    <style:style style:name="T128" style:family="text">
      <style:text-properties officeooo:rsid="00236e93"/>
    </style:style>
    <style:style style:name="T129" style:family="text">
      <style:text-properties style:text-position="-33% 58%"/>
    </style:style>
    <style:style style:name="T130" style:family="text">
      <style:text-properties style:text-position="0% 100%" fo:font-weight="normal" style:font-weight-asian="normal" style:font-weight-complex="normal"/>
    </style:style>
    <style:style style:name="T131" style:family="text">
      <style:text-properties style:text-position="-33% 58%"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9">Computer Science 433 -Artificial Intelligence</text:p>
      <text:p text:style-name="P19">Dr. Robert Kremer</text:p>
      <text:p text:style-name="P19">Assignment 1: Set Based Search and Or Tree Based Search</text:p>
      <text:p text:style-name="P19"/>
      <text:p text:style-name="P19">Group 8</text:p>
      <text:p text:style-name="P19">Todd Bennett, Sean Brown, <text:s/>Alex Mads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P12"/>
      <text:p text:style-name="P31"><text:soft-page-break/><text:span text:style-name="T31">Set Based Searc</text:span><text:span text:style-name="T31">h</text:span></text:p>
      <text:p text:style-name="P8"/>
      <text:p text:style-name="P2">In choosing a set based search, we choose to imitate nature and genetics. We create a population of solutions to our problem, and mutate or combine them in order to breed the fittest possible solution given some resource limitation. For our <text:span text:style-name="T1">Sisyphus I</text:span>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p>
      <text:p text:style-name="P2"/>
      <text:p text:style-name="P8"><text:span text:style-name="T30">Search Mode</text:span><text:span text:style-name="T30">l</text:span></text:p>
      <text:p text:style-name="Standard"/>
      <text:p text:style-name="P35">For our purposes, we define our search model as pe<text:span text:style-name="T62">r </text:span><text:span text:style-name="T32">Jörg Denzinger's definition (Kremer, </text:span><text:span text:style-name="T32">2013). </text:span></text:p>
      <text:p text:style-name="P53"/>
      <text:p text:style-name="P34"><text:span text:style-name="T33">A</text:span><text:span text:style-name="T34">SET</text:span><text:span text:style-name="T33"> = (S</text:span><text:span text:style-name="T34">SET</text:span><text:span text:style-name="T33">, T</text:span><text:span text:style-name="T34">SET</text:span><text:span text:style-name="T33">)</text:span></text:p>
      <text:p text:style-name="P53"/>
      <text:p text:style-name="P35"><text:span text:style-name="T32">Where </text:span><text:span text:style-name="T33">A</text:span><text:span text:style-name="T34">SET</text:span><text:span text:style-name="T32"> is the search model, </text:span><text:span text:style-name="T33">S</text:span><text:span text:style-name="T34">SET</text:span><text:span text:style-name="T32"> is the search state, and </text:span><text:span text:style-name="T33">T</text:span><text:span text:style-name="T34">SET</text:span><text:span text:style-name="T32"> is the set of transition rules, </text:span><text:span text:style-name="T32">which is a relation on </text:span><text:span text:style-name="T33">T</text:span><text:span text:style-name="T34">SET</text:span><text:span text:style-name="T39">:</text:span></text:p>
      <text:p text:style-name="P55"/>
      <text:p text:style-name="P41"><text:span text:style-name="T40">T</text:span><text:span text:style-name="T35">SET</text:span><text:span text:style-name="T40"> : S</text:span><text:span text:style-name="T35">SET</text:span><text:span text:style-name="T40"> </text:span><text:span text:style-name="T41">× </text:span><text:span text:style-name="T41">S</text:span><text:span text:style-name="T36">SET</text:span></text:p>
      <text:p text:style-name="P52"/>
      <text:p text:style-name="P54">Search States</text:p>
      <text:p text:style-name="P52"/>
      <text:p text:style-name="P37"><text:span text:style-name="T37">We define the </text:span><text:span text:style-name="T33">S</text:span><text:span text:style-name="T34">SET</text:span><text:span text:style-name="T37"> to be the set of all possible fact sets. In the case of the </text:span><text:span text:style-name="T33">Sisyphus I</text:span><text:span text:style-name="T37"> problem (Kremer, 2013), we define a fact to be a </text:span><text:span text:style-name="T33">viable</text:span><text:span text:style-name="T37"> room assigning. Similarly, we say a room assigning is </text:span><text:span text:style-name="T33">viable</text:span><text:span text:style-name="T37"> if and only if it violates no hard constraints. </text:span></text:p>
      <text:p text:style-name="P35"/>
      <text:p text:style-name="P8"><text:span text:style-name="T44">S</text:span><text:span text:style-name="T20">SET</text:span><text:span text:style-name="T44"> = 2</text:span><text:span text:style-name="T67">F</text:span></text:p>
      <text:p text:style-name="P58"/>
      <text:p text:style-name="P37"><text:span text:style-name="T37">As such, </text:span><text:span text:style-name="T33">S</text:span><text:span text:style-name="T34">SET</text:span><text:span text:style-name="T37"> is the set of all possible </text:span><text:span text:style-name="T37">sets of </text:span><text:span text:style-name="T37">room assignings, </text:span><text:span text:style-name="T37">which directly translates into </text:span><text:span text:style-name="T33">S</text:span><text:span text:style-name="T37"> being the power set of all room assignings. </text:span></text:p>
      <text:p text:style-name="P52"/>
      <text:p text:style-name="P39"><text:span text:style-name="T38">Transition </text:span><text:span text:style-name="T38">(Extension)</text:span><text:span text:style-name="T38"> Rules</text:span></text:p>
      <text:p text:style-name="P52"><text:s/></text:p>
      <text:p text:style-name="P2"><text:span text:style-name="T43">Our transition rules define the set of legal changes between search states. </text:span><text:span text:style-name="T43">We chose to implement a specific version of Set Based Search known as a </text:span><text:span text:style-name="T44">genetic algorithm</text:span><text:span text:style-name="T43">. Genetic algorithms have two defining transition rules: </text:span><text:span text:style-name="T44">mutation</text:span><text:span text:style-name="T43"> and </text:span><text:span text:style-name="T44">combination</text:span><text:span text:style-name="T43">. Mutation involves changing one individual within the population. </text:span><text:span text:style-name="T43">Combination involves taking two facts and combining their information in some way such </text:span><text:span text:style-name="T43">that one or more offspring are produced. Using these, if we use </text:span><text:span text:style-name="T44">mutation</text:span><text:span text:style-name="T46"> or </text:span><text:span text:style-name="T44">combination</text:span><text:span text:style-name="T46"> to get there. </text:span></text:p>
      <text:p text:style-name="P40"><text:soft-page-break/></text:p>
      <text:p text:style-name="P19"><text:span text:style-name="T43">T</text:span><text:span text:style-name="T19">SET</text:span><text:span text:style-name="T43"> = </text:span><text:span text:style-name="T43">{(s, s') | </text:span><text:span text:style-name="T92">∃</text:span><text:span text:style-name="T43"> </text:span><text:span text:style-name="T43">A → B </text:span><text:span text:style-name="T73">∈</text:span><text:span text:style-name="T43"> Ext </text:span><text:span text:style-name="T87">●</text:span><text:span text:style-name="T43"> (A </text:span><text:span text:style-name="T93">⊆</text:span><text:span text:style-name="T50"> </text:span><text:span text:style-name="T43">s) </text:span><text:span text:style-name="T93">∧</text:span><text:span text:style-name="T43"> (s' = (s-A) </text:span><text:span text:style-name="T93">∪</text:span><text:span text:style-name="T43"> B)}</text:span></text:p>
      <text:p text:style-name="P40"/>
      <text:p text:style-name="P19"><text:span text:style-name="T43">Ext = {A → B | A, B </text:span><text:span text:style-name="T73">∈</text:span><text:span text:style-name="T43"> F}</text:span></text:p>
      <text:p text:style-name="P33"/>
      <text:p text:style-name="P2"><text:span text:style-name="T43">Given the </text:span><text:span text:style-name="T44">Sisyphus I</text:span><text:span text:style-name="T43"> room assignment problem, we define mutation as the moving of one <text:s text:c="2"/>person from one office to another. We define this formally </text:span><text:span text:style-name="T43">below</text:span><text:span text:style-name="T43">. </text:span></text:p>
      <text:p text:style-name="P35"/>
      <text:p text:style-name="P19"><text:span text:style-name="T43">inRoom : (Person, F) </text:span><text:span text:style-name="T42">× </text:span><text:span text:style-name="T42">Room</text:span></text:p>
      <text:p text:style-name="P56">inRoom(p, A) = r ↔ p is assigned to room r in fact A</text:p>
      <text:p text:style-name="P35"/>
      <table:table table:name="Table1" table:style-name="Table1">
        <table:table-column table:style-name="Table1.A"/>
        <table:table-column table:style-name="Table1.B"/>
        <table:table-column table:style-name="Table1.C"/>
        <table:table-row>
          <table:table-cell table:style-name="Table1.A1" office:value-type="string">
            <text:p text:style-name="P41"/>
            <text:p text:style-name="P41">Mut</text:p>
          </table:table-cell>
          <table:table-cell table:style-name="Table1.A1" office:value-type="string">
            <text:p text:style-name="P42"><text:s/></text:p>
            <text:p text:style-name="P42">=</text:p>
          </table:table-cell>
          <table:table-cell table:style-name="Table1.A1" office:value-type="string">
            <text:p text:style-name="P23"><text:span text:style-name="T43">{A → B | </text:span><text:span text:style-name="T92">∃</text:span><text:span text:style-name="T43"> p,</text:span><text:span text:style-name="T43">q</text:span><text:span text:style-name="T43"> </text:span><text:span text:style-name="T73">∈</text:span><text:span text:style-name="T43"> A st. p,</text:span><text:span text:style-name="T43">q</text:span><text:span text:style-name="T43"> </text:span><text:span text:style-name="T73">∈</text:span><text:span text:style-name="T43"> B </text:span><text:span text:style-name="T93">∧ </text:span><text:span text:style-name="T43">inRoom(</text:span><text:span text:style-name="T43">p, A) =inRoom(q, B) </text:span><text:span text:style-name="T93">∧</text:span><text:span text:style-name="T43"> inRoom(q, A) = inRoom(p,B)</text:span><text:span text:style-name="T43"> <text:s/></text:span><text:span text:style-name="T87">●</text:span><text:span text:style-name="T43"> p </text:span><text:span text:style-name="T93">≠</text:span><text:span text:style-name="T43"> </text:span><text:span text:style-name="T99">φ</text:span><text:span text:style-name="T50"> </text:span><text:span text:style-name="T87">●</text:span></text:p>
            <text:p text:style-name="P23"><text:span text:style-name="T93">∀ </text:span><text:span text:style-name="T43">r </text:span><text:span text:style-name="T73">∈ </text:span><text:span text:style-name="T43">A, r </text:span><text:span text:style-name="T73">∈ </text:span><text:span text:style-name="T43">B, q </text:span><text:span text:style-name="T93">≠</text:span><text:span text:style-name="T43"> p, q, inRoom(r, A) = inRoom(r, B)</text:span><text:span text:style-name="T51">}</text:span><text:span text:style-name="T51"> </text:span></text:p>
          </table:table-cell>
        </table:table-row>
      </table:table>
      <text:p text:style-name="P35"/>
      <text:p text:style-name="P2"><text:span text:style-name="T44">Mutation</text:span><text:span text:style-name="T43"> is, then, a change of state such that we swap the room assignment of some person in </text:span><text:span text:style-name="T43">fact</text:span><text:span text:style-name="T43"> A with another possibly-null person's assignment within B. All other persons remain unchanged, and both states must be viable. Note that </text:span><text:span text:style-name="T95">φ</text:span><text:span text:style-name="T43"> represents the null person, a placeholder person for a vacancy within the room. </text:span><text:span text:style-name="T43">Also note that inRoom is a relation and not a function because of </text:span><text:span text:style-name="T95">φ </text:span><text:span text:style-name="T49">being in every room. So as long as one value of inRoom(q, A) and inRoom(q, B) makes the above statements true, it is considered to be true.</text:span></text:p>
      <text:p text:style-name="P33"/>
      <text:p text:style-name="P2"><text:span text:style-name="T43">Upon consideration and correspondence with Dr. Robert Kremer (2013), we have decided not to implement combination within our algorithm. </text:span><text:span text:style-name="T43">Given the time limitation of our SBS, and the relative complexity of determining a viable solution by combination, its inclusion could actually be a detriment within our algorithm. </text:span></text:p>
      <text:p text:style-name="Standard"/>
      <text:p text:style-name="P8"><text:span text:style-name="T30">Search </text:span><text:span text:style-name="T30">Process</text:span><text:span text:style-name="T30"> </text:span><text:span text:style-name="T31"><text:tab/></text:span></text:p>
      <text:p text:style-name="P28"/>
      <text:p text:style-name="P61">Our search process defines how our search behaves from decision to decision. Formally this is written as below: </text:p>
      <text:p text:style-name="P28"/>
      <text:p text:style-name="P8"><text:span text:style-name="T1">P</text:span><text:span text:style-name="T11">SET</text:span><text:span text:style-name="T11"> </text:span><text:span text:style-name="T1">= (A</text:span><text:span text:style-name="T11">SET</text:span><text:span text:style-name="T1">, Env</text:span><text:span text:style-name="T11">SET</text:span><text:span text:style-name="T1">, K</text:span><text:span text:style-name="T11">SET</text:span><text:span text:style-name="T1">)</text:span></text:p>
      <text:p text:style-name="Standard"/>
      <text:p text:style-name="P2">Where <text:span text:style-name="T1">P</text:span><text:span text:style-name="T11">SET</text:span> is the search <text:span text:style-name="T1">process</text:span><text:span text:style-name="T63">,</text:span> <text:span text:style-name="T1">A</text:span><text:span text:style-name="T11">SET</text:span> is our <text:span text:style-name="T1">model</text:span>, <text:span text:style-name="T1">Env</text:span><text:span text:style-name="T11">SET</text:span><text:span text:style-name="T1"> </text:span>represents the search environment, and <text:span text:style-name="T1">K</text:span><text:span text:style-name="T11">SET</text:span> represents the <text:span text:style-name="T1">control</text:span> function. As we have defined our model in a previous section, we must now formally define our search <text:span text:style-name="T1">environment </text:span><text:span text:style-name="T63">and </text:span><text:span text:style-name="T1">control</text:span><text:span text:style-name="T63">. </text:span></text:p>
      <text:p text:style-name="P63"/>
      <text:p text:style-name="P66">Environment</text:p>
      <text:p text:style-name="P63"><text:soft-page-break/></text:p>
      <text:p text:style-name="P2">An environment must not be something that makes sense to include within the search state, or anything which may be prone to change (Kremer, 2013). Thus, the environment is more of a choice rather than formal definition. </text:p>
      <text:p text:style-name="P2"/>
      <text:p text:style-name="P2">So let us define the search environment, <text:span text:style-name="T1">Env</text:span><text:span text:style-name="T11">SET</text:span>, to be the set of all rooms and their occupants within our problem universe. We say this because it is possible that we may have a floor added to our problem, or more rooms may become available elsewhere. As well, they may already have unrelated occupants whom our team members must share an office with and we need to evaluate this possibility. Thus, this is the logical choice for <text:span text:style-name="T1">Env</text:span><text:span text:style-name="T11">SET</text:span>. </text:p>
      <text:p text:style-name="Standard"/>
      <text:p text:style-name="P15">Control Function</text:p>
      <text:p text:style-name="Standard"/>
      <text:p text:style-name="P45">Genetic algorithms have a unique emphasis on arbitrary decision making in order to produce the best results. Formally, we define a control function as follows: </text:p>
      <text:p text:style-name="P43"/>
      <text:p text:style-name="P47">K<text:span text:style-name="T10">SET</text:span>(s, e) = (s-A) <text:span text:style-name="T88">∪</text:span> B</text:p>
      <text:p text:style-name="P43"/>
      <text:p text:style-name="P45">Where <text:span text:style-name="T1">s </text:span>is a particular search state and <text:span text:style-name="T1">e</text:span> is a particular search environment. We also have the following conditions. </text:p>
      <text:p text:style-name="P45"/>
      <text:p text:style-name="P45">A and B must be facts such that moving from A to B is a valid extension rule. Writen formally as: </text:p>
      <text:p text:style-name="P44"><text:span text:style-name="T1">A, B </text:span><text:span text:style-name="T76">∈</text:span><text:span text:style-name="T1"> <text:s/>F st. A → B </text:span><text:span text:style-name="T76">∈</text:span><text:span text:style-name="T1"> Ext</text:span></text:p>
      <text:p text:style-name="P43"/>
      <text:p text:style-name="P43">A must be a set of facts within the search state. Written formally as: </text:p>
      <text:p text:style-name="P43"/>
      <text:p text:style-name="P44">A <text:span text:style-name="T103">⊆</text:span> s</text:p>
      <text:p text:style-name="P43"/>
      <text:p text:style-name="P45">The transition <text:span text:style-name="T1">A → B</text:span> is the most valuable of all other available transitions. We can write this formally as follows, using <text:span text:style-name="T1">f</text:span><text:span text:style-name="T11">WERT</text:span> to define a 'worth' function and <text:span text:style-name="T1">f</text:span><text:span text:style-name="T11">SELECT</text:span> to define a selection function: </text:p>
      <text:p text:style-name="P43"/>
      <text:p text:style-name="P48"><text:span text:style-name="T88">∀</text:span> <text:s/>A' → B' <text:span text:style-name="T77">∈ </text:span>Ext | A' <text:span text:style-name="T88">⊆</text:span> s <text:span text:style-name="T85">●</text:span> f<text:span text:style-name="T10">WERT</text:span>(A,B,e) <text:span text:style-name="T88">≤</text:span> <text:s/>f<text:span text:style-name="T10">WERT</text:span>(A',B',e)</text:p>
      <text:p text:style-name="P43"/>
      <text:p text:style-name="P48">A → B = f<text:span text:style-name="T10">SELECT</text:span>({A' → B' | <text:span text:style-name="T88">∀ </text:span>A'' → B'' <text:span text:style-name="T77">∈ </text:span>Ext | A'' <text:span text:style-name="T88">⊆</text:span> s <text:span text:style-name="T85">●</text:span> </text:p>
      <text:p text:style-name="P48"><text:tab/> <text:s text:c="6"/>f<text:span text:style-name="T10">WERT</text:span>(A',B',e) <text:span text:style-name="T88">≤</text:span> f<text:span text:style-name="T10">WERT</text:span>(A'', B'', e)}, e)</text:p>
      <text:p text:style-name="P43"/>
      <text:p text:style-name="P45">Clearly, then, the power of our search control lies within our search <text:span text:style-name="T1">f</text:span><text:span text:style-name="T11">WERT</text:span> and <text:span text:style-name="T1">f</text:span><text:span text:style-name="T11">SELECT</text:span>. <text:s/>We must define and tailor them for our <text:span text:style-name="T1">Sisyphus I </text:span>problem. We define <text:span text:style-name="T1">f</text:span><text:span text:style-name="T11">WERT</text:span> and <text:span text:style-name="T1">f</text:span><text:span text:style-name="T11">SELECT</text:span> using <text:soft-page-break/>Denzinger's definitions (Kremer, 2013) below.</text:p>
      <text:p text:style-name="P45"/>
      <text:p text:style-name="P45">Worth, defined by<text:span text:style-name="T1"> f</text:span><text:span text:style-name="T11">WERT</text:span>, takes the inputs of the start and end search states as well as the current environment to produce a heuristic value. While this can be any number, we are given integer values for our <text:span text:style-name="T1">Sisyphus I</text:span><text:span text:style-name="T63"> problem. Therefore, rather than working with </text:span><text:span text:style-name="T63">any real number,</text:span><text:span text:style-name="T103">ℜ,</text:span><text:span text:style-name="T104"> </text:span><text:span text:style-name="T63">we would work with </text:span><text:span text:style-name="T63">integers,</text:span><text:span text:style-name="T63"> </text:span><text:span text:style-name="T1">I </text:span><text:span text:style-name="T103">⊆</text:span><text:span text:style-name="T1"> </text:span><text:span text:style-name="T103">ℜ</text:span><text:span text:style-name="T63">. </text:span><text:span text:style-name="T63">However, the </text:span><text:span text:style-name="T63">interface</text:span><text:span text:style-name="T63"> definition still stands formally as follows: </text:span></text:p>
      <text:p text:style-name="P43"/>
      <text:p text:style-name="P48">f<text:span text:style-name="T10">WERT</text:span>: 2<text:span text:style-name="T66">F</text:span> <text:span text:style-name="T100">×</text:span> 2<text:span text:style-name="T66">F</text:span> <text:span text:style-name="T100">×</text:span> Env → <text:s/><text:span text:style-name="T88">ℜ</text:span></text:p>
      <text:p text:style-name="P43"/>
      <text:p text:style-name="P45">The heuristic value of <text:span text:style-name="T1">A → B</text:span> is determined by summing up the already given <text:span text:style-name="T1">Sisyphus I</text:span> heuristic assignment penalties for each assignment in the state. Given that they are of negative value, we want to assign facts that violate any hard constraint, such as <text:span text:style-name="T1">at most two people to a room</text:span>, a value of negative infinity. We write this formally as: </text:p>
      <text:p text:style-name="P45"/>
      <text:p text:style-name="P47">f<text:span text:style-name="T10">WERT</text:span>(A, B, e) = -<text:span text:style-name="T88"></text:span> <text:span text:style-name="T31">if</text:span> <text:span text:style-name="T100">¬</text:span>isViable(B, e) <text:span text:style-name="T31">else</text:span> <text:span text:style-name="T100">Σ</text:span> heuristicValue(B, e), A → B <text:span text:style-name="T77">∈</text:span> Env</text:p>
      <text:p text:style-name="P43"/>
      <text:p text:style-name="P43">If there is a tie between two transitions, we use <text:span text:style-name="T1">f</text:span><text:span text:style-name="T11">SELECT</text:span> in order to determine which transition to follow. In a genetic algorithm, we want such choices to be as various as possible. Therefore, our <text:span text:style-name="T1">f</text:span><text:span text:style-name="T11">SELECT</text:span> will simply choose randomly in the case of a tie.</text:p>
      <text:p text:style-name="P43"/>
      <text:p text:style-name="Standard"><text:span text:style-name="T52">The interface for </text:span><text:span text:style-name="T55">f</text:span><text:span text:style-name="T22">SELECT</text:span><text:span text:style-name="T52">, as defined by Denzinger (Kremer, 2013) is defined formally as follows:</text:span></text:p>
      <text:p text:style-name="P51"/>
      <text:p text:style-name="P49"><text:span text:style-name="T107">f</text:span><text:span text:style-name="T25">SELECT</text:span><text:span text:style-name="T107"> : 2</text:span><text:span text:style-name="T106">2F </text:span><text:span text:style-name="T105">×</text:span><text:span text:style-name="T106"> 2F</text:span><text:span text:style-name="T107"> </text:span><text:span text:style-name="T101">×</text:span><text:span text:style-name="T107"> Env → 2</text:span><text:span text:style-name="T68">F</text:span><text:span text:style-name="T107"> </text:span><text:span text:style-name="T101">×</text:span><text:span text:style-name="T107"> 2</text:span><text:span text:style-name="T68">F</text:span></text:p>
      <text:p text:style-name="P46"/>
      <text:p text:style-name="P49"><text:span text:style-name="T107">f</text:span><text:span text:style-name="T25">SELECT</text:span><text:span text:style-name="T107">(C, e) = A → B | C </text:span><text:span text:style-name="T89">⊆</text:span><text:span text:style-name="T108"> </text:span><text:span text:style-name="T109">T</text:span><text:span text:style-name="T26">SET</text:span><text:span text:style-name="T80"> </text:span><text:span text:style-name="T72">● </text:span><text:span text:style-name="T107">A → B </text:span><text:span text:style-name="T78">∈</text:span><text:span text:style-name="T107"> C </text:span><text:span text:style-name="T86">● </text:span><text:span text:style-name="T109">A → B = randomChoice(C)</text:span><text:span text:style-name="T107"> </text:span></text:p>
      <text:p text:style-name="P69"/>
      <text:p text:style-name="P68"><text:span text:style-name="T53">Using these tools, we define our </text:span><text:span text:style-name="T56">K</text:span><text:span text:style-name="T23">SET</text:span><text:span text:style-name="T53"> as follows. Let </text:span><text:span text:style-name="T56">A, B </text:span><text:span text:style-name="T74">∈</text:span><text:span text:style-name="T56"> S</text:span><text:span text:style-name="T23">SET</text:span><text:span text:style-name="T53"> such that B is formed through</text:span><text:span text:style-name="T56"> halfKill(A </text:span><text:span text:style-name="T96">∪</text:span><text:span text:style-name="T58"> </text:span><text:span text:style-name="T56"><text:s/>M), </text:span><text:span text:style-name="T59">where </text:span><text:span text:style-name="T56">A</text:span><text:span text:style-name="T59"> </text:span><text:span text:style-name="T60">is the current set of mutations, and </text:span><text:span text:style-name="T57">M</text:span><text:span text:style-name="T60"> is the set formed through </text:span><text:span text:style-name="T57">k </text:span><text:span text:style-name="T60">mutations of random members of </text:span><text:span text:style-name="T57">A,</text:span><text:span text:style-name="T60"> where </text:span><text:span text:style-name="T57">k = |A|</text:span><text:span text:style-name="T60">. We formally define halfKill(S) as follows. </text:span></text:p>
      <text:p text:style-name="P50"/>
      <text:p text:style-name="P24"><text:span text:style-name="T54">halfKill: 2</text:span><text:span text:style-name="T69">F</text:span><text:span text:style-name="T54"> → 2</text:span><text:span text:style-name="T69">F</text:span></text:p>
      <text:p text:style-name="P38"/>
      <text:p text:style-name="P68"><text:span text:style-name="T47">The function </text:span><text:span text:style-name="T45">halfKill(S) </text:span><text:span text:style-name="T47">returns a set half the size of |S| with one quarter of the population of S excluded based randomly</text:span><text:span text:style-name="T45">,</text:span><text:span text:style-name="T47"> and another quarter killed through </text:span><text:span text:style-name="T45">f</text:span><text:span text:style-name="T21">WERT</text:span><text:span text:style-name="T47"> and </text:span><text:span text:style-name="T45">f</text:span><text:span text:style-name="T21">SELECT</text:span><text:span text:style-name="T47">. This should produce a healthy population of nearly ideal individuals. The justification of the ordering of random killing versus selective killing is to produce the most various population possible. </text:span><text:span text:style-name="T48">These tools</text:span><text:span text:style-name="T47"> will be our </text:span><text:span text:style-name="T45">K</text:span><text:span text:style-name="T21">SET</text:span><text:span text:style-name="T47">. </text:span></text:p>
      <text:p text:style-name="Standard"/>
      <text:p text:style-name="P9"><text:soft-page-break/><text:span text:style-name="T30">Search Instance</text:span><text:span text:style-name="T31"> <text:tab/></text:span></text:p>
      <text:p text:style-name="P29"/>
      <text:p text:style-name="P64"><text:span text:style-name="T110">Our search instance defines the starting and ending states of our search. </text:span><text:span text:style-name="T111">We define this formally as per Denzinger (</text:span><text:span text:style-name="T122">Kremer, 2013</text:span><text:span text:style-name="T111">): </text:span></text:p>
      <text:p text:style-name="P65"/>
      <text:p text:style-name="P9"><text:span text:style-name="T1">Ins</text:span><text:span text:style-name="T11">SET</text:span><text:span text:style-name="T1"> = (s</text:span><text:span text:style-name="T11">0-SET</text:span><text:span text:style-name="T1">, G</text:span><text:span text:style-name="T11">SET</text:span><text:span text:style-name="T1">) </text:span></text:p>
      <text:p text:style-name="Standard"/>
      <text:p text:style-name="P70"><text:span text:style-name="T111">where</text:span><text:span text:style-name="T2"> s</text:span><text:span text:style-name="T12">0-SET</text:span><text:span text:style-name="T2"> </text:span><text:span text:style-name="T111">represents the initial state, and</text:span><text:span text:style-name="T2"> G</text:span><text:span text:style-name="T12">SET</text:span><text:span text:style-name="T2"> </text:span><text:span text:style-name="T111">represents the goal state. </text:span></text:p>
      <text:p text:style-name="P74"/>
      <text:p text:style-name="P16">Initial State</text:p>
      <text:p text:style-name="P74"/>
      <text:p text:style-name="P3"><text:span text:style-name="T112">Formally, </text:span><text:span text:style-name="T3">s</text:span><text:span text:style-name="T13">0-SET</text:span><text:span text:style-name="T3"> </text:span><text:span text:style-name="T97">⊆ </text:span><text:span text:style-name="T82">S</text:span><text:span text:style-name="T13">SET</text:span><text:span text:style-name="T81">. Practically, since we want the maximum amount of variety between facts within our population, we define our initial state by randomly generating </text:span><text:span text:style-name="T82">k</text:span><text:span text:style-name="T83"> members through a random Otree search. </text:span></text:p>
      <text:p text:style-name="P71"/>
      <text:p text:style-name="P20"><text:span text:style-name="T113">s</text:span><text:span text:style-name="T27">0-SET</text:span><text:span text:style-name="T113"> = randomGeneration(k)</text:span></text:p>
      <text:p text:style-name="P75"/>
      <text:p text:style-name="P20"><text:span text:style-name="T113">randomGeneration: Int → 2</text:span><text:span text:style-name="T70">F</text:span></text:p>
      <text:p text:style-name="P30"/>
      <text:p text:style-name="P16">Goal State</text:p>
      <text:p text:style-name="P72"/>
      <text:p text:style-name="P73"><text:span text:style-name="T113">Formally, we define the goal state as </text:span><text:span text:style-name="T4">s</text:span><text:span text:style-name="T14">GOAL-SET</text:span><text:span text:style-name="T4"> </text:span><text:span text:style-name="T98">⊆</text:span><text:span text:style-name="T4"> S</text:span><text:span text:style-name="T14">SET</text:span><text:span text:style-name="T113">, and we define the goal function formally as follows: </text:span></text:p>
      <text:p text:style-name="P76"/>
      <text:p text:style-name="P20"><text:span text:style-name="T113">G: 2</text:span><text:span text:style-name="T70">F</text:span><text:span text:style-name="T113"> → {Success, Failure} </text:span></text:p>
      <text:p text:style-name="P76"/>
      <text:p text:style-name="P20"><text:span text:style-name="T113">G(s) = s</text:span><text:span text:style-name="T27">GOAL-SET</text:span><text:span text:style-name="T113"> </text:span><text:span text:style-name="T94">⊆</text:span><text:span text:style-name="T113"> s </text:span><text:span text:style-name="T90">∨</text:span><text:span text:style-name="T113"> </text:span><text:span text:style-name="T102">¬</text:span><text:span text:style-name="T113"> possibleTransition(s)</text:span></text:p>
      <text:p text:style-name="Standard"/>
      <text:p text:style-name="P2">Due to the computational cost of <text:span text:style-name="T113">computing </text:span><text:span text:style-name="T9">s</text:span><text:span text:style-name="T18">GOAL-SET</text:span><text:span text:style-name="T113">, this value will not be computed and therefore this end of </text:span><text:span text:style-name="T4">G</text:span><text:span text:style-name="T113"> cannot be reached. </text:span><text:s/><text:span text:style-name="T113">As well, it is always possible to mutate s, meaning that this end of G will also never be reached. Thus, our only limitation on reaching our goal state is when we run out of time. </text:span></text:p>
      <text:p text:style-name="Standard"/>
      <text:p text:style-name="P13">Example</text:p>
      <text:p text:style-name="Standard"/>
      <text:p text:style-name="P5">This is a very simple example. The number of people ensures there is an ideal solution but also demonstrates the choices made to come to a good solution.</text:p>
      <text:p text:style-name="P82"/>
      <text:p text:style-name="P27"><draw:rect text:anchor-type="paragraph" draw:z-index="79" draw:style-name="gr1" draw:text-style-name="P100" svg:width="1.588cm" svg:height="1.202cm" svg:x="8.038cm" svg:y="0.025cm"><text:p text:style-name="P100">r<text:span text:style-name="T129">1</text:span></text:p></draw:rect><draw:rect text:anchor-type="paragraph" draw:z-index="80" draw:style-name="gr1" draw:text-style-name="P100" svg:width="1.588cm" svg:height="1.202cm" svg:x="9.626cm" svg:y="0.025cm"><text:p text:style-name="P100">r<text:span text:style-name="T129">2</text:span></text:p></draw:rect>6 People <text:tab/><text:tab/><text:tab/>4 Rooms</text:p>
      <text:p text:style-name="P82">1 Manager<text:tab/><text:tab/><text:tab/>2 Large</text:p>
      <text:p text:style-name="P82"><draw:rect text:anchor-type="paragraph" draw:z-index="81" draw:style-name="gr1" draw:text-style-name="P100" svg:width="1.384cm" svg:height="0.842cm" svg:x="8.038cm" svg:y="0.252cm"><text:p text:style-name="P100">r<text:span text:style-name="T129">3</text:span></text:p></draw:rect><draw:rect text:anchor-type="paragraph" draw:z-index="82" draw:style-name="gr1" draw:text-style-name="P100" svg:width="1.317cm" svg:height="0.842cm" svg:x="9.897cm" svg:y="0.252cm"><text:p text:style-name="P100">r<text:span text:style-name="T129">4</text:span></text:p></draw:rect>1 Team Lead<text:tab/><text:tab/><text:tab/>2 Small</text:p>
      <text:p text:style-name="P82"><text:soft-page-break/>2 of Manager's team</text:p>
      <text:p text:style-name="P82">2 of Team Lead's Team</text:p>
      <text:p text:style-name="P82"/>
      <text:p text:style-name="P5">The set based search is defined by an or tree based search to start. This will find a good state to start from and thus begin mutating to find different solutions. We should also define the people and rooms in the example.</text:p>
      <text:p text:style-name="P82"/>
      <text:p text:style-name="P82"><draw:custom-shape text:anchor-type="paragraph" draw:z-index="83" draw:style-name="gr2" draw:text-style-name="P100" svg:width="6.213cm" svg:height="1.611cm" svg:x="1.466cm" svg:y="0.143cm"><text:p text:style-name="P100"><text:span text:style-name="T130">P = {p</text:span><text:span text:style-name="T131">m</text:span><text:span text:style-name="T130">,p</text:span><text:span text:style-name="T131">tl</text:span><text:span text:style-name="T130">,p</text:span><text:span text:style-name="T131">1m</text:span><text:span text:style-name="T130">,p</text:span><text:span text:style-name="T131">2m</text:span><text:span text:style-name="T130">,p</text:span><text:span text:style-name="T131">1tl</text:span><text:span text:style-name="T130">,p</text:span><text:span text:style-name="T131">2tl</text:span><text:span text:style-name="T130">}</text:span></text:p><draw:enhanced-geometry svg:viewBox="0 0 21600 21600" draw:glue-points="10800 0 0 10800 10800 21600 21600 10800" draw:type="flowchart-process" draw:enhanced-path="M 0 0 L 21600 0 21600 21600 0 21600 0 0 Z N"/></draw:custom-shape><draw:rect text:anchor-type="paragraph" draw:z-index="84" draw:style-name="gr3" draw:text-style-name="P100" svg:width="4.899cm" svg:height="1.565cm" svg:x="8.086cm" svg:y="0.155cm"><text:p text:style-name="P100">R = {r<text:span text:style-name="T129">1</text:span><text:span text:style-name="T71">,r</text:span><text:span text:style-name="T129">2</text:span><text:span text:style-name="T71">,r</text:span><text:span text:style-name="T129">3</text:span><text:span text:style-name="T71">,r</text:span><text:span text:style-name="T129">4</text:span>}</text:p></draw:rect></text:p>
      <text:p text:style-name="P82"/>
      <text:p text:style-name="P82"/>
      <text:p text:style-name="P82"/>
      <text:p text:style-name="P82"/>
      <text:p text:style-name="P5">Let us assume the or tree search brings us some arbitrary room assignments that abide by the hard constraints.</text:p>
      <text:p text:style-name="P82"/>
      <text:p text:style-name="P82"><draw:rect text:anchor-type="paragraph" draw:z-index="85" draw:style-name="gr1" draw:text-style-name="P100" svg:width="1.588cm" svg:height="1.202cm" svg:x="5.928cm" svg:y="0.409cm"><text:p text:style-name="P100">p<text:span text:style-name="T129">m</text:span></text:p></draw:rect><draw:rect text:anchor-type="paragraph" draw:z-index="86" draw:style-name="gr1" draw:text-style-name="P100" svg:width="1.588cm" svg:height="1.202cm" svg:x="7.516cm" svg:y="0.409cm"><text:p text:style-name="P100">p<text:span text:style-name="T129">1tl</text:span><text:span text:style-name="T71">,p</text:span><text:span text:style-name="T129">1m</text:span></text:p></draw:rect></text:p>
      <text:p text:style-name="P82"/>
      <text:p text:style-name="P82"/>
      <text:p text:style-name="P82"><draw:rect text:anchor-type="paragraph" draw:z-index="87" draw:style-name="gr1" draw:text-style-name="P100" svg:width="1.384cm" svg:height="0.842cm" svg:x="5.928cm" svg:y="0.15cm"><text:p text:style-name="P100">p<text:span text:style-name="T129">2tl</text:span><text:span text:style-name="T71">,p</text:span><text:span text:style-name="T129">2m</text:span></text:p></draw:rect><draw:rect text:anchor-type="paragraph" draw:z-index="88" draw:style-name="gr1" draw:text-style-name="P100" svg:width="1.317cm" svg:height="0.842cm" svg:x="7.788cm" svg:y="0.15cm"><text:p text:style-name="P100">p<text:span text:style-name="T129">tl</text:span></text:p></draw:rect></text:p>
      <text:p text:style-name="P82"/>
      <text:p text:style-name="P82"/>
      <text:p text:style-name="P5">This is a very unfit assignment but it fits the hard constraints and maybe the mutations will yield better results. The F<text:span text:style-name="T10">wert</text:span><text:span text:style-name="T71"> function will evaluate this to -110 which is very bad. Our search should mutate this as a consequence. A mutation will swap two people randomly and then evaluate the result. An example is as follows.</text:span></text:p>
      <text:p text:style-name="P60"><draw:rect text:anchor-type="paragraph" draw:z-index="93" draw:style-name="gr1" draw:text-style-name="P100" svg:width="1.588cm" svg:height="1.202cm" svg:x="9.488cm" svg:y="0.485cm"><text:p text:style-name="P100">p<text:span text:style-name="T129">m</text:span></text:p></draw:rect><draw:rect text:anchor-type="paragraph" draw:z-index="94" draw:style-name="gr1" draw:text-style-name="P100" svg:width="1.588cm" svg:height="1.202cm" svg:x="11.075cm" svg:y="0.485cm"><text:p text:style-name="P100">p<text:span text:style-name="T129">2m</text:span><text:span text:style-name="T71">,p</text:span><text:span text:style-name="T129">1m</text:span></text:p></draw:rect></text:p>
      <text:p text:style-name="P60"><draw:rect text:anchor-type="paragraph" draw:z-index="89" draw:style-name="gr1" draw:text-style-name="P100" svg:width="1.588cm" svg:height="1.202cm" svg:x="0.847cm" svg:y="0.081cm"><text:p text:style-name="P100">p<text:span text:style-name="T129">m</text:span></text:p></draw:rect><draw:rect text:anchor-type="paragraph" draw:z-index="90" draw:style-name="gr1" draw:text-style-name="P100" svg:width="1.588cm" svg:height="1.202cm" svg:x="2.434cm" svg:y="0.081cm"><text:p text:style-name="P100">p<text:span text:style-name="T129">1tl</text:span><text:span text:style-name="T71">,p</text:span><text:span text:style-name="T129">1m</text:span></text:p></draw:rect></text:p>
      <text:p text:style-name="P60"><draw:rect text:anchor-type="paragraph" draw:z-index="97" draw:style-name="gr1" draw:text-style-name="P100" svg:width="1.883cm" svg:height="0.817cm" svg:x="5.974cm" svg:y="0.245cm"><text:p text:style-name="P100"><text:span text:style-name="T71">p</text:span><text:span text:style-name="T129">1tl</text:span><text:span text:style-name="T71"> ↔ p</text:span><text:span text:style-name="T129">2m</text:span></text:p></draw:rect><draw:custom-shape text:anchor-type="paragraph" draw:z-index="98" draw:style-name="gr4" svg:width="1.953cm" svg:height="0.5cm" svg:x="4.022cm" svg:y="0.3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style-name="gr4" svg:width="1.632cm" svg:height="0.5cm" svg:x="7.856cm" svg:y="0.37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0"><draw:rect text:anchor-type="paragraph" draw:z-index="91" draw:style-name="gr1" draw:text-style-name="P100" svg:width="1.384cm" svg:height="0.842cm" svg:x="0.847cm" svg:y="0.309cm"><text:p text:style-name="P100">p<text:span text:style-name="T129">2tl</text:span><text:span text:style-name="T71">,p</text:span><text:span text:style-name="T129">2m</text:span></text:p></draw:rect><draw:rect text:anchor-type="paragraph" draw:z-index="92" draw:style-name="gr1" draw:text-style-name="P100" svg:width="1.317cm" svg:height="0.842cm" svg:x="2.706cm" svg:y="0.309cm"><text:p text:style-name="P100">p<text:span text:style-name="T129">tl</text:span></text:p></draw:rect><draw:rect text:anchor-type="paragraph" draw:z-index="95" draw:style-name="gr1" draw:text-style-name="P100" svg:width="1.384cm" svg:height="0.842cm" svg:x="9.488cm" svg:y="0.226cm"><text:p text:style-name="P100">p<text:span text:style-name="T129">2tl</text:span><text:span text:style-name="T71">,p</text:span><text:span text:style-name="T129">1tl</text:span></text:p></draw:rect><draw:rect text:anchor-type="paragraph" draw:z-index="96" draw:style-name="gr1" draw:text-style-name="P100" svg:width="1.317cm" svg:height="0.842cm" svg:x="11.347cm" svg:y="0.226cm"><text:p text:style-name="P100">p<text:span text:style-name="T129">tl</text:span></text:p></draw:rect></text:p>
      <text:p text:style-name="P82"/>
      <text:p text:style-name="P82"/>
      <text:p text:style-name="P82"/>
      <text:p text:style-name="P5">Here p<text:span text:style-name="T10">1tl</text:span><text:span text:style-name="T71"> has swapped with p</text:span><text:span text:style-name="T10">2m</text:span><text:span text:style-name="T71"> and has resulted in a slightly better fact with a worth of -70. This mutation occurs many times and results in a large collection of facts that are evaluated by f</text:span><text:span text:style-name="T10">wert</text:span><text:span text:style-name="T71">. This process is shown below.</text:span></text:p>
      <text:p text:style-name="P60"><draw:rect text:anchor-type="paragraph" draw:z-index="109" draw:style-name="gr1" draw:text-style-name="P100" svg:width="1.588cm" svg:height="1.202cm" svg:x="9.555cm" svg:y="0.483cm"><text:p text:style-name="P100">p<text:span text:style-name="T129">m</text:span></text:p></draw:rect><draw:rect text:anchor-type="paragraph" draw:z-index="110" draw:style-name="gr1" draw:text-style-name="P100" svg:width="1.588cm" svg:height="1.202cm" svg:x="11.142cm" svg:y="0.483cm"><text:p text:style-name="P100">p<text:span text:style-name="T129">2m</text:span><text:span text:style-name="T71">,p</text:span><text:span text:style-name="T129">2tl</text:span></text:p></draw:rect></text:p>
      <text:p text:style-name="P60"><draw:rect text:anchor-type="paragraph" draw:z-index="100" draw:style-name="gr1" draw:text-style-name="P100" svg:width="1.588cm" svg:height="1.202cm" svg:x="0.554cm" svg:y="0.053cm"><text:p text:style-name="P100">p<text:span text:style-name="T129">m</text:span></text:p></draw:rect><draw:rect text:anchor-type="paragraph" draw:z-index="101" draw:style-name="gr1" draw:text-style-name="P100" svg:width="1.588cm" svg:height="1.202cm" svg:x="2.141cm" svg:y="0.053cm"><text:p text:style-name="P100">p<text:span text:style-name="T129">2m</text:span><text:span text:style-name="T71">,p</text:span><text:span text:style-name="T129">1m</text:span></text:p></draw:rect><draw:rect text:anchor-type="paragraph" draw:z-index="105" draw:style-name="gr1" draw:text-style-name="P100" svg:width="1.588cm" svg:height="1.202cm" svg:x="4.863cm" svg:y="0.085cm"><text:p text:style-name="P100">p<text:span text:style-name="T129">tl</text:span></text:p></draw:rect><draw:rect text:anchor-type="paragraph" draw:z-index="106" draw:style-name="gr1" draw:text-style-name="P100" svg:width="1.588cm" svg:height="1.202cm" svg:x="6.451cm" svg:y="0.085cm"><text:p text:style-name="P100">p<text:span text:style-name="T129">2m</text:span><text:span text:style-name="T71">,p</text:span><text:span text:style-name="T129">1m</text:span></text:p></draw:rect></text:p>
      <text:p text:style-name="P60"><draw:custom-shape text:anchor-type="paragraph" draw:z-index="104" draw:style-name="gr4" svg:width="1.135cm" svg:height="0.59cm" svg:x="3.729cm" svg:y="0.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3" draw:style-name="gr4" svg:width="1.518cm" svg:height="0.705cm" svg:x="8.038cm" svg:y="0.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0"><draw:rect text:anchor-type="paragraph" draw:z-index="102" draw:style-name="gr1" draw:text-style-name="P100" svg:width="1.384cm" svg:height="0.842cm" svg:x="0.554cm" svg:y="0.28cm"><text:p text:style-name="P100">p<text:span text:style-name="T129">2tl</text:span><text:span text:style-name="T71">,p</text:span><text:span text:style-name="T129">1tl</text:span></text:p></draw:rect><draw:rect text:anchor-type="paragraph" draw:z-index="103" draw:style-name="gr1" draw:text-style-name="P100" svg:width="1.317cm" svg:height="0.842cm" svg:x="2.413cm" svg:y="0.28cm"><text:p text:style-name="P100">p<text:span text:style-name="T129">tl</text:span></text:p></draw:rect><draw:rect text:anchor-type="paragraph" draw:z-index="107" draw:style-name="gr1" draw:text-style-name="P100" svg:width="1.384cm" svg:height="0.842cm" svg:x="4.863cm" svg:y="0.312cm"><text:p text:style-name="P100">p<text:span text:style-name="T129">2tl</text:span><text:span text:style-name="T71">,p</text:span><text:span text:style-name="T129">1tl</text:span></text:p></draw:rect><draw:rect text:anchor-type="paragraph" draw:z-index="108" draw:style-name="gr1" draw:text-style-name="P100" svg:width="1.317cm" svg:height="0.842cm" svg:x="6.722cm" svg:y="0.312cm"><text:p text:style-name="P100">p<text:span text:style-name="T129">m</text:span></text:p></draw:rect><draw:rect text:anchor-type="paragraph" draw:z-index="111" draw:style-name="gr1" draw:text-style-name="P100" svg:width="1.384cm" svg:height="0.842cm" svg:x="9.555cm" svg:y="0.224cm"><text:p text:style-name="P100">p<text:span text:style-name="T129">2m</text:span><text:span text:style-name="T71">,p</text:span><text:span text:style-name="T129">1tl</text:span></text:p></draw:rect><draw:rect text:anchor-type="paragraph" draw:z-index="112" draw:style-name="gr1" draw:text-style-name="P100" svg:width="1.317cm" svg:height="0.842cm" svg:x="11.414cm" svg:y="0.224cm"><text:p text:style-name="P100">p<text:span text:style-name="T129">tl</text:span></text:p></draw:rect></text:p>
      <text:p text:style-name="P60"/>
      <text:p text:style-name="P60"/>
      <text:p text:style-name="P60"><text:soft-page-break/></text:p>
      <text:p text:style-name="P5"><text:span text:style-name="T71">This is only a small look at some transitions but we can assume we ran out of time. These facts all result in worths of -70, -65, and -70 respectively from left to right. From this, f</text:span><text:span text:style-name="T10">wert</text:span><text:span text:style-name="T71"> will find the best solution which is the fact with the highest score namely the score -65. In this case f</text:span><text:span text:style-name="T10">select</text:span><text:span text:style-name="T71"> wasn't invoked but when a tie occurs f</text:span><text:span text:style-name="T10">select</text:span><text:span text:style-name="T71"> is called. The function halfkill would also be used if the state got too big.</text:span></text:p>
      <text:p text:style-name="Standard"/>
      <text:p text:style-name="P13">Notes and Development Ideas</text:p>
      <text:p text:style-name="Standard"/>
      <text:p text:style-name="P83"><text:span text:style-name="T114">It may be possible to constantly maintain a max-heap of certain values from </text:span><text:span text:style-name="T115">f</text:span><text:span text:style-name="T116">WERT</text:span><text:span text:style-name="T114">. Doing so might make for a quick implementation of the search control as a whole, although it limits our choice of </text:span><text:span text:style-name="T115">f</text:span><text:span text:style-name="T116">SELECT</text:span><text:span text:style-name="T114">. Namely, it would have to be based on whichever of two equivalently worthy choices bubbled to the top of the heap. This is “random” in the sense that it is “arbitrary”, but not in the sense that it would behave differently each time the program was run. This is a problem, perhaps.</text:span></text:p>
      <text:p text:style-name="P83"><text:line-break/><text:span text:style-name="T114">We may run into a problem of being able to find a “local maximum” specimen which has a higher </text:span><text:span text:style-name="T115">f</text:span><text:span text:style-name="T116">WERT</text:span><text:span text:style-name="T114"> than any of the possible mutations of it. In such a case, we may wish to check it against our other specimens, and if it were not the best we had, it should be killed </text:span><text:span text:style-name="T114">and a new random specimen generated. This would prevent stagnation and lack of </text:span><text:span text:style-name="T114">progress. (This is, of course, assuming we continue without a crossover function).</text:span></text:p>
      <text:p text:style-name="P83"><text:line-break/><text:span text:style-name="T114">The Or Tree Based Search at the beginning to create the initial state may be implemented in a less structured way, eventually, if it shows itself to be a time bottleneck. Not all the formalities of a true Or Tree Based Search as discussed in class are necessary for this purpose.</text:span></text:p>
      <text:p text:style-name="P83"><text:line-break/><text:span text:style-name="T114">Towards the end of a search (let's say, with 20 facts in the states), we may implement a “panic mode” for the very end which kills of the 15 worst facts without replacing them and focusses on improving the remaining 5 for the remainder of the time, so that we can hopefully return the best possible answer. This is risky of course, we'll have to test how it actually works.</text:span></text:p>
      <text:p text:style-name="P33"/>
      <text:p text:style-name="P32">Or Tree Based Search</text:p>
      <text:p text:style-name="Standard"/>
      <text:p text:style-name="P78">Alternative solutions form the core of Or-Tree search. We generate all children of the current node, decide on the most fit of the alternatives, and halt when we have found our most viable solution. We define the fitness of each offspring in terms of hard and soft constraint violation.</text:p>
      <text:p text:style-name="Standard"/>
      <text:p text:style-name="P14">Search Model</text:p>
      <text:p text:style-name="P21"><text:soft-page-break/></text:p>
      <text:p text:style-name="P2"><text:span text:style-name="T117">As per Denzinger's definitons (Kremer, 2013), we can define the search model (A</text:span><text:span text:style-name="T28">V</text:span><text:span text:style-name="T117">) of our or-tree in terms of State (S</text:span><text:span text:style-name="T28">V</text:span><text:span text:style-name="T117">) and Transition Rules (T</text:span><text:span text:style-name="T28">V</text:span><text:span text:style-name="T117">). </text:span><text:s/></text:p>
      <text:p text:style-name="Standard"/>
      <text:p text:style-name="P10"><text:span text:style-name="T1">A</text:span><text:span text:style-name="T11">V</text:span><text:span text:style-name="T1"> = (S</text:span><text:span text:style-name="T11">V</text:span><text:span text:style-name="T1">, T</text:span><text:span text:style-name="T11">V</text:span><text:span text:style-name="T1">)</text:span></text:p>
      <text:p text:style-name="Standard"/>
      <text:p text:style-name="P79">Search model can be considered in terms of various paths to solving our problem, while the transition rules can be taken in terms of how we branch or halt. We define these formally below. </text:p>
      <text:p text:style-name="Standard"/>
      <text:p text:style-name="P17">Search State </text:p>
      <text:p text:style-name="Standard"/>
      <text:p text:style-name="P4"><text:span text:style-name="T119">As per Denzinger's definition (</text:span><text:span text:style-name="T120">Kremer, 2013</text:span><text:span text:style-name="T119">), w</text:span><text:span text:style-name="T118">e d</text:span><text:span text:style-name="T119">efine the search state as a </text:span><text:span text:style-name="T121">the division of our problem and its current room assignments. </text:span><text:span text:style-name="T126">It will be represented by a list of persons and their assignments to rooms. Please refer to Kremer's (2013) notes for a formal structural definition of the </text:span><text:span text:style-name="T7">Otree </text:span><text:span text:style-name="T65">a</text:span><text:span text:style-name="T126">nd its recursive structure. </text:span></text:p>
      <text:p text:style-name="P81"/>
      <text:p text:style-name="P81"/>
      <text:p text:style-name="P81"/>
      <text:p text:style-name="P81"/>
      <text:p text:style-name="P80">A search state within our model is a tree where each node contains a person and a room such that the person is assigned to the room. Earlier plies in the tree are given out such that team leaders, project leaders and managers are considered first and put in the largest office possible. Therefore by traversing the tree from the root to a solved leaf, one can see the set of room assignments corresponding to a complete solution (in a very memory efficient way!)</text:p>
      <text:p text:style-name="Standard"/>
      <text:p text:style-name="P17">Transition (Extension) Rules</text:p>
      <text:p text:style-name="Standard"/>
      <text:p text:style-name="Standard">Our transitions will be defined by a function which chooses alternative problems which may be solved by an existing problem (these are the children of a node in the tree). These alternative problems are created by taking an assumption to make the problem space smaller, in our case, at each node we make an assumption about which room one person will be assigned to and the new problem is to assign all the remaining people to all the remaining room spots. A finished leaf node is one in which the problem is empty (all people have already been assumed to have been assigned at higher nodes of the tree).</text:p>
      <text:p text:style-name="Standard"/>
      <text:p text:style-name="P85">Search Process</text:p>
      <text:p text:style-name="P87"/>
      <text:p text:style-name="P88">Using Denzinger's definitions (Kremer, 2013), we can define the search process as follows. </text:p>
      <text:p text:style-name="P87"><text:soft-page-break/></text:p>
      <text:p text:style-name="P98"><text:span text:style-name="T1">P</text:span><text:span text:style-name="T11">V</text:span><text:span text:style-name="T1"> = (A</text:span><text:span text:style-name="T11">V</text:span><text:span text:style-name="T1">, Env</text:span><text:span text:style-name="T11">V</text:span><text:span text:style-name="T1">, K</text:span><text:span text:style-name="T11">V</text:span><text:span text:style-name="T1">)</text:span></text:p>
      <text:p text:style-name="Standard"/>
      <text:p text:style-name="P91">Our model (<text:span text:style-name="T1">A</text:span><text:span text:style-name="T11">V</text:span>) is defined in the previous section as above. <text:span text:style-name="T127">As well, our</text:span><text:span text:style-name="T8"> Env</text:span><text:span text:style-name="T17">V</text:span><text:span text:style-name="T8"> </text:span><text:span text:style-name="T127">is exactly the same as our </text:span><text:span text:style-name="T8">Env</text:span><text:span text:style-name="T17">SET</text:span><text:span text:style-name="T8"> </text:span><text:span text:style-name="T127">for the exact same reasons. Therefore, we shall not explore either further. </text:span></text:p>
      <text:p text:style-name="Standard"/>
      <text:p text:style-name="P99">Our <text:span text:style-name="T8">K</text:span><text:span text:style-name="T17">V</text:span><text:span text:style-name="T1"> </text:span><text:span text:style-name="T127">is similar in concept to </text:span><text:span text:style-name="T8">K</text:span><text:span text:style-name="T17">SET</text:span><text:span text:style-name="T127">, but requires some subtle difference. First, we do not consider non-viable solutions. These are excluded by our alternative generating function, and therefore need not be assessed. Therefore, we are purely evaluating the soft constraint worth of each of our alternatives generated by </text:span><text:span text:style-name="T8">Altern</text:span><text:span text:style-name="T127">. </text:span></text:p>
      <text:p text:style-name="Standard"/>
      <text:p text:style-name="P86">Search Instance </text:p>
      <text:p text:style-name="P92"/>
      <text:p text:style-name="P62"><text:span text:style-name="T123">Using Denzinger's definitions (Kremer, 2013) we </text:span><text:span text:style-name="T124">define the search instance of our problem formally as</text:span></text:p>
      <text:p text:style-name="P89"/>
      <text:p text:style-name="P11"><text:span text:style-name="T1">Ins</text:span><text:span text:style-name="T11">V</text:span><text:span text:style-name="T1"> = (s</text:span><text:span text:style-name="T11">0-V</text:span><text:span text:style-name="T1">, G</text:span><text:span text:style-name="T11">V</text:span><text:span text:style-name="T1">) </text:span></text:p>
      <text:p text:style-name="Standard"/>
      <text:p text:style-name="P7"><text:span text:style-name="T124">where</text:span><text:span text:style-name="T5"> s</text:span><text:span text:style-name="T15">0-V</text:span><text:span text:style-name="T124"> is our initial search state, and </text:span><text:span text:style-name="T5">G</text:span><text:span text:style-name="T15">V</text:span><text:span text:style-name="T124"> is our goal function. </text:span><text:span text:style-name="T125">We define our </text:span><text:span text:style-name="T6">Sisyphus I </text:span><text:span text:style-name="T64"><text:s/>initial search state and goal functions below. </text:span></text:p>
      <text:p text:style-name="Standard"/>
      <text:p text:style-name="P94">Initial State</text:p>
      <text:p text:style-name="P95"><text:s/></text:p>
      <text:p text:style-name="P6">Our <text:span text:style-name="T6">s</text:span><text:span text:style-name="T16">0-V</text:span> <text:span text:style-name="T125">represents our empty assignment, whereby we have a list of all persons and no assignments to rooms. We represent this formally as follows: </text:span></text:p>
      <text:p text:style-name="P97"/>
      <text:p text:style-name="P22"><text:span text:style-name="T125">s</text:span><text:span text:style-name="T29">0-V</text:span><text:span text:style-name="T125"> = (pr, ?) | pr </text:span><text:span text:style-name="T75">∈</text:span><text:span text:style-name="T61"> </text:span><text:span text:style-name="T125"><text:s/>Prob, isEmptyAssignment(pr)</text:span></text:p>
      <text:p text:style-name="Standard"/>
      <text:p text:style-name="P94">Goal State</text:p>
      <text:p text:style-name="P96"/>
      <text:p text:style-name="P6"><text:span text:style-name="T6">G</text:span><text:span text:style-name="T16">V </text:span><text:span text:style-name="T125">is a function such that we return </text:span><text:span text:style-name="T6">yes</text:span><text:span text:style-name="T125"> iff there is at least one solved alternative available to our current node. Similarly, our </text:span><text:span text:style-name="T6">G</text:span><text:span text:style-name="T16">V</text:span><text:span text:style-name="T125"> will return </text:span><text:span text:style-name="T6">no </text:span><text:span text:style-name="T64">iff all alternatives are unsolveable or there are no alternatives available for our current node. We define this formally as follows. </text:span></text:p>
      <text:p text:style-name="P90"/>
      <text:p text:style-name="P22"><text:span text:style-name="T125">G</text:span><text:span text:style-name="T29">V</text:span><text:span text:style-name="T125">: Prob → {yes, no} </text:span></text:p>
      <text:p text:style-name="P90"/>
      <table:table table:name="Table2" table:style-name="Table2">
        <table:table-column table:style-name="Table2.A"/>
        <table:table-column table:style-name="Table2.B"/>
        <table:table-column table:style-name="Table2.C"/>
        <table:table-row>
          <table:table-cell table:style-name="Table2.A1" office:value-type="string">
            <text:p text:style-name="P25"><text:span text:style-name="T125">G</text:span><text:span text:style-name="T29">V</text:span><text:span text:style-name="T84">(s)</text:span></text:p>
          </table:table-cell>
          <table:table-cell table:style-name="Table2.A1" office:value-type="string">
            <text:p text:style-name="P93">=</text:p>
          </table:table-cell>
          <table:table-cell table:style-name="Table2.A1" office:value-type="string">
            <text:p text:style-name="P25"><text:span text:style-name="T125">{ans | ans </text:span><text:span text:style-name="T75">∈</text:span><text:span text:style-name="T125"> {yes, no} </text:span><text:span text:style-name="T91">●</text:span><text:span text:style-name="T125"> ans = yes iff existsSolvedLeaf(s) </text:span><text:span text:style-name="T91">●</text:span><text:span text:style-name="T125"> ans = no iff (noSolveableLeaves(s) </text:span><text:span text:style-name="T91">∨</text:span><text:span text:style-name="T125"> noAlternativesAvailable(s))}</text:span></text:p>
          </table:table-cell>
        </table:table-row>
      </table:table>
      <text:p text:style-name="P93"/>
      <text:p text:style-name="P6"><text:soft-page-break/><text:span text:style-name="T125">No further tailoring is required to fit this to our </text:span><text:span text:style-name="T6">Sisyphus I</text:span><text:span text:style-name="T64"> problem, and therefore we will move onto our implementation example. </text:span></text:p>
      <text:p text:style-name="P90"/>
      <text:p text:style-name="P13">Example</text:p>
      <text:p text:style-name="Standard"/>
      <text:p text:style-name="P2">This is a very simple example. The number of people ensures there is an ideal solution but also demonstrates the choices made to come to a good solution</text:p>
      <text:p text:style-name="Standard"/>
      <text:p text:style-name="P26"><draw:rect text:anchor-type="paragraph" draw:z-index="1" draw:style-name="gr1" draw:text-style-name="P100" svg:width="1.588cm" svg:height="1.202cm" svg:x="8.765cm" svg:y="0.208cm"><text:p text:style-name="P100">r<text:span text:style-name="T129">1</text:span></text:p></draw:rect><draw:rect text:anchor-type="paragraph" draw:z-index="2" draw:style-name="gr1" draw:text-style-name="P100" svg:width="1.588cm" svg:height="1.202cm" svg:x="10.352cm" svg:y="0.208cm"><text:p text:style-name="P100">r<text:span text:style-name="T129">2</text:span></text:p></draw:rect>6 People <text:tab/><text:tab/><text:tab/>4 Rooms</text:p>
      <text:p text:style-name="Standard">1 Manager<text:tab/><text:tab/><text:tab/>2 Large</text:p>
      <text:p text:style-name="Standard"><draw:rect text:anchor-type="paragraph" draw:z-index="3" draw:style-name="gr1" draw:text-style-name="P100" svg:width="1.384cm" svg:height="0.842cm" svg:x="8.765cm" svg:y="0.436cm"><text:p text:style-name="P100">r<text:span text:style-name="T129">3</text:span></text:p></draw:rect><draw:rect text:anchor-type="paragraph" draw:z-index="4" draw:style-name="gr1" draw:text-style-name="P100" svg:width="1.317cm" svg:height="0.842cm" svg:x="10.624cm" svg:y="0.436cm"><text:p text:style-name="P100">r<text:span text:style-name="T129">4</text:span></text:p></draw:rect>1 Team Lead<text:tab/><text:tab/><text:tab/>2 Small</text:p>
      <text:p text:style-name="Standard">2 of Manager's team</text:p>
      <text:p text:style-name="Standard">2 of Team Lead's Team</text:p>
      <text:p text:style-name="Standard"/>
      <text:p text:style-name="Standard">This example will start with a set of unassigned people as the start state. The children will consist of various additions of people to rooms. There is a set of rooms in the environment and an assignment of one person to a room will look like p → r such that<draw:frame draw:style-name="fr1" draw:name="Object2" text:anchor-type="as-char" svg:width="2.074cm" svg:height="0.467cm" draw:z-index="0"><draw:object xlink:href="./Object 1" xlink:type="simple" xlink:show="embed" xlink:actuate="onLoad"/><draw:image xlink:href="./ObjectReplacements/Object 1" xlink:type="simple" xlink:show="embed" xlink:actuate="onLoad"/><svg:desc>formula</svg:desc></draw:frame>.</text:p>
      <text:p text:style-name="Standard"><draw:custom-shape text:anchor-type="paragraph" draw:z-index="6" draw:style-name="gr2" draw:text-style-name="P100" svg:width="6.213cm" svg:height="1.611cm" svg:x="1.124cm" svg:y="0.191cm"><text:p text:style-name="P100"><text:span text:style-name="T130">P = {p</text:span><text:span text:style-name="T131">m</text:span><text:span text:style-name="T130">,p</text:span><text:span text:style-name="T131">tl</text:span><text:span text:style-name="T130">,p</text:span><text:span text:style-name="T131">1m</text:span><text:span text:style-name="T130">,p</text:span><text:span text:style-name="T131">2m</text:span><text:span text:style-name="T130">,p</text:span><text:span text:style-name="T131">1tl</text:span><text:span text:style-name="T130">,p</text:span><text:span text:style-name="T131">2tl</text:span><text:span text:style-name="T130">}</text:span></text:p><draw:enhanced-geometry svg:viewBox="0 0 21600 21600" draw:glue-points="10800 0 0 10800 10800 21600 21600 10800" draw:type="flowchart-process" draw:enhanced-path="M 0 0 L 21600 0 21600 21600 0 21600 0 0 Z N"/></draw:custom-shape><draw:rect text:anchor-type="paragraph" draw:z-index="7" draw:style-name="gr3" draw:text-style-name="P100" svg:width="4.899cm" svg:height="1.565cm" svg:x="7.743cm" svg:y="0.203cm"><text:p text:style-name="P100">R = {r<text:span text:style-name="T129">1</text:span><text:span text:style-name="T71">,r</text:span><text:span text:style-name="T129">2</text:span><text:span text:style-name="T71">,r</text:span><text:span text:style-name="T129">3</text:span><text:span text:style-name="T71">,r</text:span><text:span text:style-name="T129">4</text:span>}</text:p></draw:rect></text:p>
      <text:p text:style-name="Standard"/>
      <text:p text:style-name="Standard"/>
      <text:p text:style-name="Standard"/>
      <text:p text:style-name="P67">Note: p<text:span text:style-name="T10">m</text:span><text:span text:style-name="T71"> is the manager, p</text:span><text:span text:style-name="T10">tl</text:span><text:span text:style-name="T71"> is the team leader, p</text:span><text:span text:style-name="T10">1m</text:span><text:span text:style-name="T71"> and p</text:span><text:span text:style-name="T10">2m</text:span><text:span text:style-name="T71"> are the manager's team members, and p</text:span><text:span text:style-name="T10">1tl</text:span><text:span text:style-name="T71"> and p</text:span><text:span text:style-name="T10">2tl</text:span><text:span text:style-name="T71"> are the team leader's team members. R is the set of rooms where r</text:span><text:span text:style-name="T10">1</text:span><text:span text:style-name="T71"> and r</text:span><text:span text:style-name="T10">2</text:span><text:span text:style-name="T71"> are large while r</text:span><text:span text:style-name="T10">3</text:span><text:span text:style-name="T71"> and r</text:span><text:span text:style-name="T10">4</text:span><text:span text:style-name="T71"> are small.</text:span></text:p>
      <text:p text:style-name="Standard"/>
      <text:p text:style-name="Standard">Now there are 24 children of the initial state which are the possible movements of a single person to a room. This can be seen from each person having four possible rooms and six different people thus 24 possible allocations.</text:p>
      <text:p text:style-name="Standard"/>
      <text:p text:style-name="Standard">We can look at each person and evaluate their choice's worth according to f<text:span text:style-name="T10">altern</text:span><text:span text:style-name="T71">. </text:span>If we evaluate p<text:span text:style-name="T10">m</text:span><text:span text:style-name="T71"> and p</text:span><text:span text:style-name="T10">tl</text:span><text:span text:style-name="T71"> first, the assignments p</text:span><text:span text:style-name="T10">m</text:span><text:span text:style-name="T71"> → r</text:span><text:span text:style-name="T10">1</text:span><text:span text:style-name="T71">, p</text:span><text:span text:style-name="T10">m</text:span><text:span text:style-name="T71"> → r</text:span><text:span text:style-name="T10">2</text:span><text:span text:style-name="T71">, p</text:span><text:span text:style-name="T10">tl</text:span><text:span text:style-name="T71"> → r</text:span><text:span text:style-name="T10">1</text:span><text:span text:style-name="T71">, and p</text:span><text:span text:style-name="T10">tl</text:span><text:span text:style-name="T71"> → r</text:span><text:span text:style-name="T10">2</text:span><text:span text:style-name="T71"> are all of equal but highest worth. This is because the soft constraints have a higher penalty for a manager not being in a large room. Assigning the people who are not managers to a room <text:s/>at this time is of less worth but equal for every person. (Possible priority for smaller rooms to allow room for managers, although the manager should be allocated first.) </text:span></text:p>
      <text:p text:style-name="Standard"><text:span text:style-name="T71">Due to our control, the choice will be among p</text:span><text:span text:style-name="T10">m</text:span><text:span text:style-name="T71"> → r</text:span><text:span text:style-name="T10">1</text:span><text:span text:style-name="T71">, p</text:span><text:span text:style-name="T10">m</text:span><text:span text:style-name="T71"> → r</text:span><text:span text:style-name="T10">2</text:span><text:span text:style-name="T71">, p</text:span><text:span text:style-name="T10">tl</text:span><text:span text:style-name="T71"> → r</text:span><text:span text:style-name="T10">1</text:span><text:span text:style-name="T71">, and p</text:span><text:span text:style-name="T10">tl</text:span><text:span text:style-name="T71"> → r</text:span><text:span text:style-name="T10">2</text:span><text:span text:style-name="T71"> these are all equal so a random choice is made namely p</text:span><text:span text:style-name="T10">m</text:span><text:span text:style-name="T71"> → r</text:span><text:span text:style-name="T10">1</text:span><text:span text:style-name="T71">.</text:span></text:p>
      <text:p text:style-name="P57"/>
      <text:p text:style-name="P57"><draw:custom-shape text:anchor-type="paragraph" draw:z-index="8" draw:style-name="gr2" draw:text-style-name="P100" svg:width="6.213cm" svg:height="1.611cm" svg:x="0.873cm" svg:y="0.483cm"><text:p text:style-name="P100"><text:span text:style-name="T130">P = {p</text:span><text:span text:style-name="T131">m</text:span><text:span text:style-name="T130">,p</text:span><text:span text:style-name="T131">tl</text:span><text:span text:style-name="T130">,p</text:span><text:span text:style-name="T131">1m</text:span><text:span text:style-name="T130">,p</text:span><text:span text:style-name="T131">2m</text:span><text:span text:style-name="T130">,p</text:span><text:span text:style-name="T131">1tl</text:span><text:span text:style-name="T130">,p</text:span><text:span text:style-name="T131">2tl</text:span><text:span text:style-name="T130">}</text:span></text:p><draw:enhanced-geometry svg:viewBox="0 0 21600 21600" draw:glue-points="10800 0 0 10800 10800 21600 21600 10800" draw:type="flowchart-process" draw:enhanced-path="M 0 0 L 21600 0 21600 21600 0 21600 0 0 Z N"/></draw:custom-shape><draw:custom-shape text:anchor-type="paragraph" draw:z-index="9" draw:style-name="gr2" draw:text-style-name="P100" svg:width="6.213cm" svg:height="1.611cm" svg:x="8.176cm" svg:y="0.471cm"><text:p text:style-name="P100"><text:span text:style-name="T130">P = {p</text:span><text:span text:style-name="T131">tl</text:span><text:span text:style-name="T130">,p</text:span><text:span text:style-name="T131">1m</text:span><text:span text:style-name="T130">,p</text:span><text:span text:style-name="T131">2m</text:span><text:span text:style-name="T130">,p</text:span><text:span text:style-name="T131">1tl</text:span><text:span text:style-name="T130">,p</text:span><text:span text:style-name="T131">2tl</text:span><text:span text:style-name="T130">}</text:span></text:p><draw:enhanced-geometry svg:viewBox="0 0 21600 21600" draw:glue-points="10800 0 0 10800 10800 21600 21600 10800" draw:type="flowchart-process" draw:enhanced-path="M 0 0 L 21600 0 21600 21600 0 21600 0 0 Z N"/></draw:custom-shape></text:p>
      <text:p text:style-name="P57"><draw:custom-shape text:anchor-type="paragraph" draw:z-index="10" draw:style-name="gr4" svg:width="1.091cm" svg:height="0.863cm" svg:x="7.086cm" svg:y="0.3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text:soft-page-break/></text:p>
      <text:p text:style-name="Standard"/>
      <text:p text:style-name="Standard">Our new current state is one without p<text:span text:style-name="T10">m</text:span><text:span text:style-name="T71"> and so we are left with 5 people to place. Now that p</text:span><text:span text:style-name="T10">m</text:span><text:span text:style-name="T71"> is placed, a hard constraint can be violated when p → r</text:span><text:span text:style-name="T10">1</text:span><text:span text:style-name="T71"> where</text:span><text:span text:style-name="T71"><draw:frame draw:style-name="fr1" draw:name="Object3" text:anchor-type="as-char" svg:width="1.032cm" svg:height="0.467cm" draw:z-index="5"><draw:object xlink:href="./Object 2" xlink:type="simple" xlink:show="embed" xlink:actuate="onLoad"/><draw:image xlink:href="./ObjectReplacements/Object 2" xlink:type="simple" xlink:show="embed" xlink:actuate="onLoad"/><svg:desc>formula</svg:desc></draw:frame></text:span><text:span text:style-name="T71">. These choices are given a worth of negative infinity by f</text:span><text:span text:style-name="T10">altern</text:span><text:span text:style-name="T71"> so they can't be chosen. The assignment p</text:span><text:span text:style-name="T10">tl</text:span><text:span text:style-name="T71"> → r</text:span><text:span text:style-name="T10">2</text:span><text:span text:style-name="T71"> is a higher worth choice for the same reason as p</text:span><text:span text:style-name="T10">m</text:span><text:span text:style-name="T71"> → r</text:span><text:span text:style-name="T10">1</text:span><text:span text:style-name="T71">. The next highest priority movement at this step would be the manager's team members being placed in r</text:span><text:span text:style-name="T10">3</text:span><text:span text:style-name="T71"> adjacent to r</text:span><text:span text:style-name="T10">1</text:span><text:span text:style-name="T71">. The least worthy choices are going to be p</text:span><text:span text:style-name="T10">1tl</text:span><text:span text:style-name="T71"> and p</text:span><text:span text:style-name="T10">2tl</text:span><text:span text:style-name="T71">'s placement. This is illustrated below.</text:span></text:p>
      <text:p text:style-name="P57"/>
      <text:p text:style-name="P57"/>
      <text:p text:style-name="P57"/>
      <text:p text:style-name="P57"/>
      <text:p text:style-name="P57"/>
      <text:p text:style-name="P57"/>
      <text:p text:style-name="P57"/>
      <text:p text:style-name="P57"/>
      <text:p text:style-name="P57"><draw:rect text:anchor-type="paragraph" draw:z-index="13" draw:style-name="gr1" draw:text-style-name="P100" svg:width="1.588cm" svg:height="1.202cm" svg:x="5.039cm" svg:y="0.125cm"><text:p text:style-name="P100">r<text:span text:style-name="T129">1</text:span></text:p></draw:rect><draw:rect text:anchor-type="paragraph" draw:z-index="14" draw:style-name="gr1" draw:text-style-name="P100" svg:width="1.588cm" svg:height="1.202cm" svg:x="6.627cm" svg:y="0.125cm"><text:p text:style-name="P100"><text:span text:style-name="T130">r</text:span><text:span text:style-name="T131">2</text:span></text:p></draw:rect><draw:rect text:anchor-type="paragraph" draw:z-index="48" draw:style-name="gr3" draw:text-style-name="P100" svg:width="5.444cm" svg:height="1.112cm" svg:x="9.013cm" svg:y="0.141cm"><text:p text:style-name="P100"><text:span text:style-name="T130">P = {p</text:span><text:span text:style-name="T131">m</text:span><text:span text:style-name="T130">,p</text:span><text:span text:style-name="T131">tl</text:span><text:span text:style-name="T130">,p</text:span><text:span text:style-name="T131">1m</text:span><text:span text:style-name="T130">,p</text:span><text:span text:style-name="T131">2m</text:span><text:span text:style-name="T130">,p</text:span><text:span text:style-name="T131">1tl</text:span><text:span text:style-name="T130">,p</text:span><text:span text:style-name="T131">2tl</text:span><text:span text:style-name="T130">}</text:span></text:p></draw:rect></text:p>
      <text:p text:style-name="P57"/>
      <text:p text:style-name="P57"><draw:rect text:anchor-type="paragraph" draw:z-index="15" draw:style-name="gr1" draw:text-style-name="P100" svg:width="1.451cm" svg:height="0.795cm" svg:x="5.039cm" svg:y="0.353cm"><text:p text:style-name="P100"><text:span text:style-name="T130">r</text:span><text:span text:style-name="T131">3</text:span></text:p></draw:rect><draw:rect text:anchor-type="paragraph" draw:z-index="16" draw:style-name="gr1" draw:text-style-name="P100" svg:width="1.475cm" svg:height="0.795cm" svg:x="6.74cm" svg:y="0.353cm"><text:p text:style-name="P100"><text:span text:style-name="T130">r</text:span><text:span text:style-name="T131">4</text:span></text:p></draw:rect></text:p>
      <text:p text:style-name="P57"/>
      <text:p text:style-name="Standard"><draw:line text:anchor-type="paragraph" draw:z-index="17" draw:style-name="gr5" draw:text-style-name="P100" svg:x1="6.627cm" svg:y1="0.194cm" svg:x2="6.627cm" svg:y2="0.9cm"><text:p/></draw:line></text:p>
      <text:p text:style-name="Standard"><draw:rect text:anchor-type="paragraph" draw:z-index="18" draw:style-name="gr1" draw:text-style-name="P100" svg:width="1.588cm" svg:height="1.202cm" svg:x="5.039cm" svg:y="0.385cm"><text:p text:style-name="P100">p<text:span text:style-name="T129">m</text:span></text:p></draw:rect><draw:rect text:anchor-type="paragraph" draw:z-index="19" draw:style-name="gr1" draw:text-style-name="P100" svg:width="1.588cm" svg:height="1.202cm" svg:x="6.627cm" svg:y="0.385cm"><text:p text:style-name="P100"><text:span text:style-name="T130">r</text:span><text:span text:style-name="T131">2</text:span></text:p></draw:rect><draw:rect text:anchor-type="paragraph" draw:z-index="49" draw:style-name="gr3" draw:text-style-name="P100" svg:width="5.467cm" svg:height="0.955cm" svg:x="8.991cm" svg:y="0.381cm"><text:p text:style-name="P100"><text:span text:style-name="T130">P' = {p</text:span><text:span text:style-name="T131">tl</text:span><text:span text:style-name="T130">,p</text:span><text:span text:style-name="T131">1m</text:span><text:span text:style-name="T130">,p</text:span><text:span text:style-name="T131">2m</text:span><text:span text:style-name="T130">,p</text:span><text:span text:style-name="T131">1tl</text:span><text:span text:style-name="T130">,p</text:span><text:span text:style-name="T131">2tl</text:span><text:span text:style-name="T130">}</text:span></text:p></draw:rect></text:p>
      <text:p text:style-name="Standard"/>
      <text:p text:style-name="Standard"/>
      <text:p text:style-name="Standard"><draw:rect text:anchor-type="paragraph" draw:z-index="20" draw:style-name="gr1" draw:text-style-name="P100" svg:width="1.451cm" svg:height="0.795cm" svg:x="5.039cm" svg:y="0.125cm"><text:p text:style-name="P100"><text:span text:style-name="T130">r</text:span><text:span text:style-name="T131">3</text:span></text:p></draw:rect><draw:rect text:anchor-type="paragraph" draw:z-index="21" draw:style-name="gr1" draw:text-style-name="P100" svg:width="1.475cm" svg:height="0.795cm" svg:x="6.74cm" svg:y="0.125cm"><text:p text:style-name="P100"><text:span text:style-name="T130">r</text:span><text:span text:style-name="T131">4</text:span></text:p></draw:rect><draw:line text:anchor-type="paragraph" draw:z-index="43" draw:style-name="gr6" draw:text-style-name="P100" svg:x1="8.214cm" svg:y1="0.392cm" svg:x2="12.234cm" svg:y2="1.616cm"><text:p/></draw:line></text:p>
      <text:p text:style-name="Standard"><draw:line text:anchor-type="paragraph" draw:z-index="40" draw:style-name="gr6" draw:text-style-name="P100" svg:x1="4.863cm" svg:y1="0.108cm" svg:x2="2.256cm" svg:y2="1.166cm"><text:p/></draw:line><draw:line text:anchor-type="paragraph" draw:z-index="41" draw:style-name="gr6" draw:text-style-name="P100" svg:x1="6.632cm" svg:y1="0.471cm" svg:x2="6.496cm" svg:y2="1.154cm"><text:p/></draw:line><draw:line text:anchor-type="paragraph" draw:z-index="42" draw:style-name="gr6" draw:text-style-name="P100" svg:x1="7.856cm" svg:y1="0.432cm" svg:x2="8.741cm" svg:y2="1.141cm"><text:p/></draw:line><draw:rect text:anchor-type="paragraph" draw:z-index="44" draw:style-name="gr7" draw:text-style-name="P100" svg:width="1.202cm" svg:height="0.364cm" svg:x="10.329cm" svg:y="0.166cm"><text:p text:style-name="P100">-∞</text:p></draw:rect></text:p>
      <text:p text:style-name="Standard"><draw:rect text:anchor-type="paragraph" draw:z-index="45" draw:style-name="gr7" draw:text-style-name="P100" svg:width="0.477cm" svg:height="0.295cm" svg:x="9.082cm" svg:y="0.289cm"><text:p text:style-name="P100">1</text:p></draw:rect><draw:rect text:anchor-type="paragraph" draw:z-index="46" draw:style-name="gr7" draw:text-style-name="P100" svg:width="0.722cm" svg:height="0.401cm" svg:x="5.5cm" svg:y="0.153cm"><text:p text:style-name="P100">2</text:p></draw:rect><draw:rect text:anchor-type="paragraph" draw:z-index="47" draw:style-name="gr7" draw:text-style-name="P100" svg:width="0.749cm" svg:height="0.272cm" svg:x="1.099cm" svg:y="0.312cm"><text:p text:style-name="P100">3</text:p></draw:rect></text:p>
      <text:p text:style-name="Standard"><draw:rect text:anchor-type="paragraph" draw:z-index="22" draw:style-name="gr1" draw:text-style-name="P100" svg:width="1.588cm" svg:height="1.202cm" svg:x="0.413cm" svg:y="0.192cm"><text:p text:style-name="P100">p<text:span text:style-name="T129">m</text:span></text:p></draw:rect><draw:rect text:anchor-type="paragraph" draw:z-index="23" draw:style-name="gr1" draw:text-style-name="P100" svg:width="1.588cm" svg:height="1.202cm" svg:x="2cm" svg:y="0.192cm"><text:p text:style-name="P100"><text:span text:style-name="T130">p</text:span><text:span text:style-name="T131">tl</text:span></text:p></draw:rect><draw:rect text:anchor-type="paragraph" draw:z-index="26" draw:style-name="gr1" draw:text-style-name="P100" svg:width="1.588cm" svg:height="1.202cm" svg:x="4.179cm" svg:y="0.18cm"><text:p text:style-name="P100">p<text:span text:style-name="T129">m</text:span></text:p></draw:rect><draw:rect text:anchor-type="paragraph" draw:z-index="27" draw:style-name="gr1" draw:text-style-name="P100" svg:width="1.588cm" svg:height="1.202cm" svg:x="5.766cm" svg:y="0.18cm"><text:p text:style-name="P100"><text:span text:style-name="T130">r</text:span><text:span text:style-name="T131">2</text:span></text:p></draw:rect><draw:rect text:anchor-type="paragraph" draw:z-index="30" draw:style-name="gr1" draw:text-style-name="P100" svg:width="1.588cm" svg:height="1.202cm" svg:x="7.987cm" svg:y="0.168cm"><text:p text:style-name="P100">p<text:span text:style-name="T129">m</text:span></text:p></draw:rect><draw:rect text:anchor-type="paragraph" draw:z-index="33" draw:style-name="gr1" draw:text-style-name="P100" svg:width="1.588cm" svg:height="1.202cm" svg:x="9.574cm" svg:y="0.168cm"><text:p text:style-name="P100"><text:span text:style-name="T130">r</text:span><text:span text:style-name="T131">2</text:span></text:p></draw:rect><draw:rect text:anchor-type="paragraph" draw:z-index="36" draw:style-name="gr1" draw:text-style-name="P100" svg:width="1.588cm" svg:height="1.202cm" svg:x="11.686cm" svg:y="0.155cm"><text:p text:style-name="P100">p<text:span text:style-name="T129">m</text:span><text:span text:style-name="T71">,p</text:span></text:p></draw:rect><draw:rect text:anchor-type="paragraph" draw:z-index="37" draw:style-name="gr1" draw:text-style-name="P100" svg:width="1.588cm" svg:height="1.202cm" svg:x="13.273cm" svg:y="0.155cm"><text:p text:style-name="P100"><text:span text:style-name="T130">r</text:span><text:span text:style-name="T131">2</text:span></text:p></draw:rect></text:p>
      <text:p text:style-name="Standard"/>
      <text:p text:style-name="Standard"><draw:rect text:anchor-type="paragraph" draw:z-index="24" draw:style-name="gr1" draw:text-style-name="P100" svg:width="1.451cm" svg:height="0.795cm" svg:x="0.413cm" svg:y="0.42cm"><text:p text:style-name="P100"><text:span text:style-name="T130">r</text:span><text:span text:style-name="T131">3</text:span></text:p></draw:rect><draw:rect text:anchor-type="paragraph" draw:z-index="25" draw:style-name="gr1" draw:text-style-name="P100" svg:width="1.475cm" svg:height="0.795cm" svg:x="2.113cm" svg:y="0.42cm"><text:p text:style-name="P100"><text:span text:style-name="T130">r</text:span><text:span text:style-name="T131">4</text:span></text:p></draw:rect><draw:rect text:anchor-type="paragraph" draw:z-index="28" draw:style-name="gr1" draw:text-style-name="P100" svg:width="1.451cm" svg:height="0.795cm" svg:x="4.179cm" svg:y="0.407cm"><text:p text:style-name="P100"><text:span text:style-name="T130">P</text:span><text:span text:style-name="T131">1m</text:span></text:p></draw:rect><draw:rect text:anchor-type="paragraph" draw:z-index="29" draw:style-name="gr1" draw:text-style-name="P100" svg:width="1.475cm" svg:height="0.795cm" svg:x="5.879cm" svg:y="0.407cm"><text:p text:style-name="P100"><text:span text:style-name="T130">r</text:span><text:span text:style-name="T131">4</text:span></text:p></draw:rect><draw:rect text:anchor-type="paragraph" draw:z-index="34" draw:style-name="gr1" draw:text-style-name="P100" svg:width="1.451cm" svg:height="0.795cm" svg:x="7.987cm" svg:y="0.395cm"><text:p text:style-name="P100"><text:span text:style-name="T130">r</text:span><text:span text:style-name="T131">3</text:span></text:p></draw:rect><draw:rect text:anchor-type="paragraph" draw:z-index="35" draw:style-name="gr1" draw:text-style-name="P100" svg:width="1.475cm" svg:height="0.795cm" svg:x="9.687cm" svg:y="0.395cm"><text:p text:style-name="P100"><text:span text:style-name="T130">p</text:span></text:p></draw:rect><draw:rect text:anchor-type="paragraph" draw:z-index="38" draw:style-name="gr1" draw:text-style-name="P100" svg:width="1.451cm" svg:height="0.795cm" svg:x="11.686cm" svg:y="0.383cm"><text:p text:style-name="P100"><text:span text:style-name="T130">r</text:span><text:span text:style-name="T131">3</text:span></text:p></draw:rect><draw:rect text:anchor-type="paragraph" draw:z-index="39" draw:style-name="gr1" draw:text-style-name="P100" svg:width="1.475cm" svg:height="0.795cm" svg:x="13.386cm" svg:y="0.383cm"><text:p text:style-name="P100"><text:span text:style-name="T130">r</text:span><text:span text:style-name="T131">4</text:span></text:p></draw:rect></text:p>
      <text:p text:style-name="Standard"/>
      <text:p text:style-name="Standard"/>
      <text:p text:style-name="P67">Note:<draw:frame draw:style-name="fr1" draw:name="Object4" text:anchor-type="as-char" svg:width="1.171cm" svg:height="0.467cm" draw:z-index="31"><draw:object xlink:href="./Object 5" xlink:type="simple" xlink:show="embed" xlink:actuate="onLoad"/><draw:image xlink:href="./ObjectReplacements/Object 5" xlink:type="simple" xlink:show="embed" xlink:actuate="onLoad"/><svg:desc>formula</svg:desc></draw:frame></text:p>
      <text:p text:style-name="P67"/>
      <text:p text:style-name="Standard"><text:span text:style-name="T71">This visualization of our choices is paraphrased but we can see that p</text:span><text:span text:style-name="T10">tl</text:span><text:span text:style-name="T71"> → r</text:span><text:span text:style-name="T10">2</text:span><text:span text:style-name="T71"> is the best choice. When this path has been chosen, only the 4 team members will be left. Once again f</text:span><text:span text:style-name="T10">altern</text:span><text:span text:style-name="T71"> will evaluate the worth of these choices. The hard constraint violations arise from any transition p → r</text:span><text:span text:style-name="T10">1</text:span><text:span text:style-name="T71"> or r</text:span><text:span text:style-name="T10">2</text:span><text:span text:style-name="T71"> where</text:span><text:span text:style-name="T71"><draw:frame draw:style-name="fr1" draw:name="Object1" text:anchor-type="as-char" svg:width="1.032cm" svg:height="0.467cm" draw:z-index="32"><draw:object xlink:href="./Object 6" xlink:type="simple" xlink:show="embed" xlink:actuate="onLoad"/><draw:image xlink:href="./ObjectReplacements/Object 6" xlink:type="simple" xlink:show="embed" xlink:actuate="onLoad"/><svg:desc>formula</svg:desc></draw:frame></text:span><text:span text:style-name="T71">. The best choice in this case will be allocating people to adjacent rooms to their leader or manager. Thus the worth of p</text:span><text:span text:style-name="T10">1m</text:span><text:span text:style-name="T71"> → r</text:span><text:span text:style-name="T10">3</text:span><text:span text:style-name="T71">, p</text:span><text:span text:style-name="T10">2m</text:span><text:span text:style-name="T71"> → r</text:span><text:span text:style-name="T10">r3</text:span><text:span text:style-name="T71">, p</text:span><text:span text:style-name="T10">1tl</text:span><text:span text:style-name="T71"> → r</text:span><text:span text:style-name="T10">4</text:span><text:span text:style-name="T71"> and p</text:span><text:span text:style-name="T10">2tl</text:span><text:span text:style-name="T71"> → r</text:span><text:span text:style-name="T10">4</text:span><text:span text:style-name="T71"> are all equal and the best choices. Since they are all equal f</text:span><text:span text:style-name="T10">altern</text:span><text:span text:style-name="T71"> will choose randomly.</text:span></text:p>
      <text:p text:style-name="P57"><text:soft-page-break/></text:p>
      <text:p text:style-name="Standard"><text:span text:style-name="T71">We can assume p</text:span><text:span text:style-name="T10">1m</text:span><text:span text:style-name="T71"> → r</text:span><text:span text:style-name="T10">3</text:span><text:span text:style-name="T71"> is chosen. At this point the choices are more limited. We can see </text:span><text:span text:style-name="T71">the choices completely below.</text:span></text:p>
      <text:p text:style-name="P57"><draw:rect text:anchor-type="paragraph" draw:z-index="50" draw:style-name="gr1" draw:text-style-name="P100" svg:width="1.588cm" svg:height="1.202cm" svg:x="4.994cm" svg:y="0.088cm"><text:p text:style-name="P100">p<text:span text:style-name="T129">m</text:span></text:p></draw:rect><draw:rect text:anchor-type="paragraph" draw:z-index="51" draw:style-name="gr1" draw:text-style-name="P100" svg:width="1.588cm" svg:height="1.202cm" svg:x="6.581cm" svg:y="0.088cm"><text:p text:style-name="P100"><text:span text:style-name="T130">p</text:span><text:span text:style-name="T131">tl</text:span></text:p></draw:rect><draw:rect text:anchor-type="paragraph" draw:z-index="74" draw:style-name="gr3" draw:text-style-name="P100" svg:width="4.855cm" svg:height="1.02cm" svg:x="9.126cm" svg:y="0.071cm"><text:p text:style-name="P100">P = {p<text:span text:style-name="T129">2m</text:span><text:span text:style-name="T71">, p</text:span><text:span text:style-name="T129">1tl</text:span><text:span text:style-name="T71">, p</text:span><text:span text:style-name="T129">2tl</text:span>}</text:p></draw:rect></text:p>
      <text:p text:style-name="P57"/>
      <text:p text:style-name="P57"><draw:rect text:anchor-type="paragraph" draw:z-index="52" draw:style-name="gr1" draw:text-style-name="P100" svg:width="1.451cm" svg:height="0.795cm" svg:x="4.994cm" svg:y="0.316cm"><text:p text:style-name="P100"><text:span text:style-name="T130">p</text:span><text:span text:style-name="T131">1m</text:span></text:p></draw:rect><draw:rect text:anchor-type="paragraph" draw:z-index="53" draw:style-name="gr1" draw:text-style-name="P100" svg:width="1.475cm" svg:height="0.795cm" svg:x="6.694cm" svg:y="0.316cm"><text:p text:style-name="P100"><text:span text:style-name="T130">r</text:span><text:span text:style-name="T131">4</text:span></text:p></draw:rect></text:p>
      <text:p text:style-name="Standard"><draw:line text:anchor-type="paragraph" draw:z-index="70" draw:style-name="gr6" draw:text-style-name="P100" svg:x1="4.993cm" svg:y1="0.4cm" svg:x2="2.935cm" svg:y2="1.153cm"><text:p/></draw:line><draw:line text:anchor-type="paragraph" draw:z-index="73" draw:style-name="gr6" draw:text-style-name="P100" svg:x1="8.169cm" svg:y1="0.333cm" svg:x2="11.759cm" svg:y2="1.204cm"><text:p/></draw:line><draw:rect text:anchor-type="paragraph" draw:z-index="75" draw:style-name="gr7" draw:text-style-name="P100" svg:width="0.569cm" svg:height="0.249cm" svg:x="10.396cm" svg:y="0.45cm"><text:p text:style-name="P100">-∞</text:p></draw:rect></text:p>
      <text:p text:style-name="Standard"><draw:line text:anchor-type="paragraph" draw:z-index="71" draw:style-name="gr6" draw:text-style-name="P100" svg:x1="5.862cm" svg:y1="0.136cm" svg:x2="5.703cm" svg:y2="0.655cm"><text:p/></draw:line><draw:line text:anchor-type="paragraph" draw:z-index="72" draw:style-name="gr6" draw:text-style-name="P100" svg:x1="7.994cm" svg:y1="0.136cm" svg:x2="8.401cm" svg:y2="0.711cm"><text:p/></draw:line><draw:rect text:anchor-type="paragraph" draw:z-index="76" draw:style-name="gr7" draw:text-style-name="P100" svg:width="0.454cm" svg:height="0.454cm" svg:x="8.401cm" svg:y="0.136cm"><text:p text:style-name="P100">1</text:p></draw:rect><draw:rect text:anchor-type="paragraph" draw:z-index="77" draw:style-name="gr7" draw:text-style-name="P100" svg:width="0.59cm" svg:height="0.115cm" svg:x="5.861cm" svg:y="0.298cm"><text:p text:style-name="P100">2</text:p></draw:rect><draw:rect text:anchor-type="paragraph" draw:z-index="78" draw:style-name="gr7" draw:text-style-name="P100" svg:width="0.364cm" svg:height="0.295cm" svg:x="1.734cm" svg:y="0.185cm"><text:p text:style-name="P100">2</text:p></draw:rect></text:p>
      <text:p text:style-name="Standard"><draw:rect text:anchor-type="paragraph" draw:z-index="54" draw:style-name="gr1" draw:text-style-name="P100" svg:width="1.588cm" svg:height="1.202cm" svg:x="0.344cm" svg:y="0.18cm"><text:p text:style-name="P100">p<text:span text:style-name="T129">m</text:span></text:p></draw:rect><draw:rect text:anchor-type="paragraph" draw:z-index="55" draw:style-name="gr1" draw:text-style-name="P100" svg:width="1.588cm" svg:height="1.202cm" svg:x="1.931cm" svg:y="0.18cm"><text:p text:style-name="P100"><text:span text:style-name="T130">p</text:span><text:span text:style-name="T131">tl</text:span></text:p></draw:rect><draw:rect text:anchor-type="paragraph" draw:z-index="58" draw:style-name="gr1" draw:text-style-name="P100" svg:width="1.588cm" svg:height="1.202cm" svg:x="3.926cm" svg:y="0.168cm"><text:p text:style-name="P100">p<text:span text:style-name="T129">m</text:span></text:p></draw:rect><draw:rect text:anchor-type="paragraph" draw:z-index="59" draw:style-name="gr1" draw:text-style-name="P100" svg:width="1.588cm" svg:height="1.202cm" svg:x="5.514cm" svg:y="0.168cm"><text:p text:style-name="P100"><text:span text:style-name="T130">p</text:span><text:span text:style-name="T131">tl</text:span></text:p></draw:rect><draw:rect text:anchor-type="paragraph" draw:z-index="62" draw:style-name="gr1" draw:text-style-name="P100" svg:width="1.588cm" svg:height="1.202cm" svg:x="7.398cm" svg:y="0.224cm"><text:p text:style-name="P100">p<text:span text:style-name="T129">m</text:span></text:p></draw:rect><draw:rect text:anchor-type="paragraph" draw:z-index="63" draw:style-name="gr1" draw:text-style-name="P100" svg:width="1.588cm" svg:height="1.202cm" svg:x="8.985cm" svg:y="0.224cm"><text:p text:style-name="P100"><text:span text:style-name="T130">p</text:span><text:span text:style-name="T131">tl</text:span></text:p></draw:rect><draw:rect text:anchor-type="paragraph" draw:z-index="66" draw:style-name="gr1" draw:text-style-name="P100" svg:width="1.588cm" svg:height="1.202cm" svg:x="11.026cm" svg:y="0.231cm"><text:p text:style-name="P100">p<text:span text:style-name="T129">m</text:span><text:span text:style-name="T71">,p</text:span></text:p></draw:rect><draw:rect text:anchor-type="paragraph" draw:z-index="67" draw:style-name="gr1" draw:text-style-name="P100" svg:width="1.588cm" svg:height="1.202cm" svg:x="12.614cm" svg:y="0.231cm"><text:p text:style-name="P100"><text:span text:style-name="T130">p</text:span><text:span text:style-name="T131">tl</text:span></text:p></draw:rect></text:p>
      <text:p text:style-name="Standard"/>
      <text:p text:style-name="Standard"><draw:rect text:anchor-type="paragraph" draw:z-index="56" draw:style-name="gr1" draw:text-style-name="P100" svg:width="1.451cm" svg:height="0.795cm" svg:x="0.344cm" svg:y="0.407cm"><text:p text:style-name="P100"><text:span text:style-name="T130">p</text:span><text:span text:style-name="T131">1m</text:span><text:span text:style-name="T130">,p</text:span><text:span text:style-name="T131">2m</text:span></text:p></draw:rect><draw:rect text:anchor-type="paragraph" draw:z-index="57" draw:style-name="gr1" draw:text-style-name="P100" svg:width="1.475cm" svg:height="0.795cm" svg:x="2.044cm" svg:y="0.407cm"><text:p text:style-name="P100"><text:span text:style-name="T130">r</text:span><text:span text:style-name="T131">4</text:span></text:p></draw:rect><draw:rect text:anchor-type="paragraph" draw:z-index="60" draw:style-name="gr1" draw:text-style-name="P100" svg:width="1.451cm" svg:height="0.795cm" svg:x="3.926cm" svg:y="0.395cm"><text:p text:style-name="P100"><text:span text:style-name="T130">p</text:span><text:span text:style-name="T131">1m</text:span></text:p></draw:rect><draw:rect text:anchor-type="paragraph" draw:z-index="61" draw:style-name="gr1" draw:text-style-name="P100" svg:width="1.475cm" svg:height="0.795cm" svg:x="5.627cm" svg:y="0.395cm"><text:p text:style-name="P100"><text:span text:style-name="T130">p'</text:span></text:p></draw:rect><draw:rect text:anchor-type="paragraph" draw:z-index="64" draw:style-name="gr1" draw:text-style-name="P100" svg:width="1.451cm" svg:height="0.795cm" svg:x="7.398cm" svg:y="0.452cm"><text:p text:style-name="P100"><text:span text:style-name="T130">p</text:span><text:span text:style-name="T131">1m</text:span></text:p></draw:rect><draw:rect text:anchor-type="paragraph" draw:z-index="65" draw:style-name="gr1" draw:text-style-name="P100" svg:width="1.475cm" svg:height="0.795cm" svg:x="9.098cm" svg:y="0.452cm"><text:p text:style-name="P100"><text:span text:style-name="T130">p</text:span><text:span text:style-name="T131">2m</text:span></text:p></draw:rect><draw:rect text:anchor-type="paragraph" draw:z-index="68" draw:style-name="gr1" draw:text-style-name="P100" svg:width="1.451cm" svg:height="0.795cm" svg:x="11.026cm" svg:y="0.459cm"><text:p text:style-name="P100"><text:span text:style-name="T130">p</text:span><text:span text:style-name="T131">1m</text:span></text:p></draw:rect><draw:rect text:anchor-type="paragraph" draw:z-index="69" draw:style-name="gr1" draw:text-style-name="P100" svg:width="1.475cm" svg:height="0.795cm" svg:x="12.726cm" svg:y="0.459cm"><text:p text:style-name="P100"><text:span text:style-name="T130">r</text:span><text:span text:style-name="T131">4</text:span></text:p></draw:rect></text:p>
      <text:p text:style-name="Standard"/>
      <text:p text:style-name="Standard"/>
      <text:p text:style-name="P67"><text:span text:style-name="T71">Note:</text:span><text:span text:style-name="T71"><draw:frame draw:style-name="fr1" draw:name="Object6" text:anchor-type="as-char" svg:width="2.138cm" svg:height="0.529cm" draw:z-index="11"><draw:object xlink:href="./Object 3" xlink:type="simple" xlink:show="embed" xlink:actuate="onLoad"/><draw:image xlink:href="./ObjectReplacements/Object 3" xlink:type="simple" xlink:show="embed" xlink:actuate="onLoad"/><svg:desc>formula</svg:desc></draw:frame></text:span><text:span text:style-name="T71">and</text:span><text:span text:style-name="T71"><draw:frame draw:style-name="fr1" draw:name="Object5" text:anchor-type="as-char" svg:width="1.032cm" svg:height="0.467cm" draw:z-index="12"><draw:object xlink:href="./Object 4" xlink:type="simple" xlink:show="embed" xlink:actuate="onLoad"/><draw:image xlink:href="./ObjectReplacements/Object 4" xlink:type="simple" xlink:show="embed" xlink:actuate="onLoad"/><svg:desc>formula</svg:desc></draw:frame></text:span><text:span text:style-name="T71">.</text:span></text:p>
      <text:p text:style-name="P59"/>
      <text:p text:style-name="P59"/>
      <text:p text:style-name="P59"/>
      <text:p text:style-name="P67"><text:span text:style-name="T79">The last transitions of the search are going to be very similar. The best transitions are the ones that put the person closest to their leader. If we go down p</text:span><text:span text:style-name="T24">2m</text:span><text:span text:style-name="T79"> → r</text:span><text:span text:style-name="T24">3</text:span><text:span text:style-name="T79"> we have only one place to put the remaining people that is viable. This example has demonstrated the </text:span><text:span text:style-name="T79">strong control and the success this method can have in searching for a solution.</text:span></text:p>
      <text:p text:style-name="Standard"/>
      <text:p text:style-name="P13">Notes and Development Ideas</text:p>
      <text:p text:style-name="P33"/>
      <text:p text:style-name="P77">While in theory there is no backtracking for an Or-Tree based search, it is not guaranteed that there will always be a solution for any given path we choose. Therefore, if all children are unsolv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text:p>
      <text:p text:style-name="P36"><text:line-break/><text:span text:style-name="T114">Another possibility for an unsolvable path is to create an alternate “hero” function that messes with the entire tree to try and turn it into a valid path again.</text:span></text:p>
      <text:p text:style-name="P36"><text:line-break/><text:span text:style-name="T114">Correspondence with Kremer gave us the idea to implement an “iterator” that pretends to generate the tree but doesn't actually allocate much memory. This seems like a really good idea so we're looking into it.</text:span></text:p>
      <text:p text:style-name="P36"><text:line-break/><text:span text:style-name="T114">The idea that multi-threading could allow us to try multiple paths at the same time has been discussed but rejected for potentially reducing the amount of work done on either.</text:span><text:line-break/><text:span text:style-name="T114">Our control has to be trustworthy to always take the best seeming choice possible then, however.</text:span> </text:p>
      <text:p text:style-name="Standard"><text:soft-page-break/></text:p>
      <text:p text:style-name="Standard"><text:span text:style-name="T31">REFERENCES</text:span>: </text:p>
      <text:p text:style-name="Standard"/>
      <text:p text:style-name="Standard"/>
      <text:p text:style-name="Standard">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PSC 433 – Artificial Intelligence<text:tab/><text:tab/>Group 8</text:p>
        <text:p text:style-name="MP1">Dr. Robert Kremer<text:tab/><text:tab/>Todd Bennett, Sean Brown, Alex Madsen</text:p>
      </style:header>
      <style:footer>
        <text:p text:style-name="Footer"><text:tab/><text:span text:style-name="MT1">Page </text:span><text:span text:style-name="MT1"><text:page-number text:select-page="current">11</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6T03:25:23</dc:date>
    <meta:editing-cycles>132</meta:editing-cycles>
    <meta:editing-duration>PT21H33M42S</meta:editing-duration>
    <meta:generator>LibreOffice/3.6$Linux_X86_64 LibreOffice_project/360m1$Build-2</meta:generator>
    <meta:document-statistic meta:table-count="2" meta:image-count="0" meta:object-count="6" meta:page-count="14" meta:paragraph-count="151" meta:word-count="3631" meta:character-count="19997" meta:non-whitespace-character-count="16414"/>
    <meta:user-defined meta:name="Info 1"/>
    <meta:user-defined meta:name="Info 2"/>
    <meta:user-defined meta:name="Info 3"/>
    <meta:user-defined meta:name="Info 4"/>
  </office:meta>
</office:document-meta>
</file>

<file path=Object 1/content.xml><?xml version="1.0" encoding="utf-8"?>
<math xmlns="http://www.w3.org/1998/Math/MathML">
  <semantics>
    <mrow>
      <mrow>
        <mstyle mathvariant="normal">
          <mrow>
            <mi mathvariant="normal">p</mi>
          </mrow>
        </mstyle>
        <mo stretchy="false">∈</mo>
        <mstyle mathvariant="normal">
          <mrow>
            <mi mathvariant="normal">P</mi>
          </mrow>
        </mstyle>
      </mrow>
      <mi>,</mi>
      <mrow>
        <mstyle mathvariant="normal">
          <mrow>
            <mi mathvariant="normal">r</mi>
          </mrow>
        </mstyle>
        <mo stretchy="false">∈</mo>
        <mstyle mathvariant="normal">
          <mrow>
            <mi mathvariant="normal">R</mi>
          </mrow>
        </mstyle>
      </mrow>
    </mrow>
    <annotation encoding="StarMath 5.0">nitalic p in nitalic P , nitalic r in nitalic R</annotation>
  </semantics>
</math>
</file>

<file path=Object 2/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3/content.xml><?xml version="1.0" encoding="utf-8"?>
<math xmlns="http://www.w3.org/1998/Math/MathML">
  <semantics>
    <mrow>
      <mstyle mathvariant="normal">
        <mrow>
          <mi mathvariant="normal">p</mi>
        </mrow>
      </mstyle>
      <mrow>
        <mi>'</mi>
        <mo stretchy="false">∈</mo>
        <mrow>
          <mstyle mathvariant="normal">
            <mrow>
              <mi mathvariant="normal">P</mi>
            </mrow>
          </mstyle>
          <mo stretchy="false">−</mo>
          <mstyle mathvariant="normal">
            <mrow>
              <msub>
                <mi mathvariant="normal">p</mi>
                <mn>2m</mn>
              </msub>
            </mrow>
          </mstyle>
        </mrow>
      </mrow>
    </mrow>
    <annotation encoding="StarMath 5.0">nitalic p' in nitalic P - nitalic p_2m</annotation>
  </semantics>
</math>
</file>

<file path=Object 4/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5/content.xml><?xml version="1.0" encoding="utf-8"?>
<math xmlns="http://www.w3.org/1998/Math/MathML">
  <semantics>
    <mrow>
      <mrow>
        <mstyle mathvariant="normal">
          <mrow>
            <mi mathvariant="normal">p</mi>
          </mrow>
        </mstyle>
        <mo stretchy="false">∈</mo>
        <mstyle mathvariant="normal">
          <mrow>
            <mi mathvariant="normal">P</mi>
          </mrow>
        </mstyle>
      </mrow>
      <mi>'</mi>
    </mrow>
    <annotation encoding="StarMath 5.0">nitalic p in nitalic P'</annotation>
  </semantics>
</math>
</file>

<file path=Object 6/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